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Pictures/2000000A000000DD000000DDF1F7E11A.svm" manifest:media-type=""/>
  <manifest:file-entry manifest:full-path="Object 5/Pictures/2000000A000000DD000000DD70DD954D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811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0.161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3063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5709in"/>
    </style:style>
    <style:style style:name="co10" style:family="table-column">
      <style:table-column-properties fo:break-before="auto" style:column-width="1.0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843in" svg:y="1.9142in">
            <draw:object draw:notify-on-update-of-ranges="Sheet1.A11:Sheet1.A31 Sheet1.B11:Sheet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_val_res + (_val_0 - _val_res)*std::exp(-_rate*intnl);</text:p>
          </table:table-cell>
        </table:table-row>
        <table:table-row table:style-name="ro1" table:number-rows-repeated="2">
          <table:table-cell table:number-columns-repeated="4"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_re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_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table:style-name="ce1" office:value-type="float" office:value="100" calcext:value-type="float">
            <text:p>1.00E+00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tnl</text:p>
          </table:table-cell>
          <table:table-cell office:value-type="string" calcext:value-type="string">
            <text:p>vm stres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5]+([.$B$6]-[.$B$5])*EXP(-[.$B$7]*[.A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16765609426695" calcext:value-type="float">
            <text:p>0.0016765609</text:p>
          </table:table-cell>
          <table:table-cell table:formula="of:=[.$B$5]+([.$B$6]-[.$B$5])*EXP(-[.$B$7]*[.A12])" office:value-type="float" office:value="7.71776966444599" calcext:value-type="float">
            <text:p>7.7177696644</text:p>
          </table:table-cell>
          <table:table-cell table:number-columns-repeated="3"/>
        </table:table-row>
        <table:table-row table:style-name="ro1">
          <table:table-cell office:value-type="float" office:value="0.003324939255144" calcext:value-type="float">
            <text:p>0.0033249393</text:p>
          </table:table-cell>
          <table:table-cell table:formula="of:=[.$B$5]+([.$B$6]-[.$B$5])*EXP(-[.$B$7]*[.A13])" office:value-type="float" office:value="14.1433487467506" calcext:value-type="float">
            <text:p>14.1433487468</text:p>
          </table:table-cell>
          <table:table-cell table:number-columns-repeated="3"/>
        </table:table-row>
        <table:table-row table:style-name="ro1">
          <table:table-cell office:value-type="float" office:value="0.0049619737781617" calcext:value-type="float">
            <text:p>0.0049619738</text:p>
          </table:table-cell>
          <table:table-cell table:formula="of:=[.$B$5]+([.$B$6]-[.$B$5])*EXP(-[.$B$7]*[.A14])" office:value-type="float" office:value="19.5579271292383" calcext:value-type="float">
            <text:p>19.5579271292</text:p>
          </table:table-cell>
          <table:table-cell table:number-columns-repeated="3"/>
        </table:table-row>
        <table:table-row table:style-name="ro1">
          <table:table-cell office:value-type="float" office:value="0.0066318852037226" calcext:value-type="float">
            <text:p>0.0066318852</text:p>
          </table:table-cell>
          <table:table-cell table:formula="of:=[.$B$5]+([.$B$6]-[.$B$5])*EXP(-[.$B$7]*[.A15])" office:value-type="float" office:value="24.2397015990754" calcext:value-type="float">
            <text:p>24.2397015991</text:p>
          </table:table-cell>
          <table:table-cell table:number-columns-repeated="3"/>
        </table:table-row>
        <table:table-row table:style-name="ro1">
          <table:table-cell office:value-type="float" office:value="0.0082834716588951" calcext:value-type="float">
            <text:p>0.0082834717</text:p>
          </table:table-cell>
          <table:table-cell table:formula="of:=[.$B$5]+([.$B$6]-[.$B$5])*EXP(-[.$B$7]*[.A16])" office:value-type="float" office:value="28.161470030148" calcext:value-type="float">
            <text:p>28.1614700301</text:p>
          </table:table-cell>
          <table:table-cell table:number-columns-repeated="3"/>
        </table:table-row>
        <table:table-row table:style-name="ro1">
          <table:table-cell office:value-type="float" office:value="0.0099335196896315" calcext:value-type="float">
            <text:p>0.0099335197</text:p>
          </table:table-cell>
          <table:table-cell table:formula="of:=[.$B$5]+([.$B$6]-[.$B$5])*EXP(-[.$B$7]*[.A17])" office:value-type="float" office:value="31.4833368691374" calcext:value-type="float">
            <text:p>31.4833368691</text:p>
          </table:table-cell>
          <table:table-cell table:number-columns-repeated="3"/>
        </table:table-row>
        <table:table-row table:style-name="ro1">
          <table:table-cell office:value-type="float" office:value="0.011581013781858" calcext:value-type="float">
            <text:p>0.0115810138</text:p>
          </table:table-cell>
          <table:table-cell table:formula="of:=[.$B$5]+([.$B$6]-[.$B$5])*EXP(-[.$B$7]*[.A18])" office:value-type="float" office:value="34.2959031018095" calcext:value-type="float">
            <text:p>34.2959031018</text:p>
          </table:table-cell>
          <table:table-cell table:number-columns-repeated="3"/>
        </table:table-row>
        <table:table-row table:style-name="ro1">
          <table:table-cell office:value-type="float" office:value="0.013225944159307" calcext:value-type="float">
            <text:p>0.0132259442</text:p>
          </table:table-cell>
          <table:table-cell table:formula="of:=[.$B$5]+([.$B$6]-[.$B$5])*EXP(-[.$B$7]*[.A19])" office:value-type="float" office:value="36.6778429925578" calcext:value-type="float">
            <text:p>36.6778429926</text:p>
          </table:table-cell>
          <table:table-cell table:number-columns-repeated="3"/>
        </table:table-row>
        <table:table-row table:style-name="ro1">
          <table:table-cell office:value-type="float" office:value="0.014868307595233" calcext:value-type="float">
            <text:p>0.0148683076</text:p>
          </table:table-cell>
          <table:table-cell table:formula="of:=[.$B$5]+([.$B$6]-[.$B$5])*EXP(-[.$B$7]*[.A20])" office:value-type="float" office:value="38.6955975645289" calcext:value-type="float">
            <text:p>38.6955975645</text:p>
          </table:table-cell>
          <table:table-cell table:number-columns-repeated="3"/>
        </table:table-row>
        <table:table-row table:style-name="ro1">
          <table:table-cell office:value-type="float" office:value="0.016508111847948" calcext:value-type="float">
            <text:p>0.0165081118</text:p>
          </table:table-cell>
          <table:table-cell table:formula="of:=[.$B$5]+([.$B$6]-[.$B$5])*EXP(-[.$B$7]*[.A21])" office:value-type="float" office:value="40.4052908087815" calcext:value-type="float">
            <text:p>40.4052908088</text:p>
          </table:table-cell>
          <table:table-cell table:number-columns-repeated="3"/>
        </table:table-row>
        <table:table-row table:style-name="ro1">
          <table:table-cell office:value-type="float" office:value="0.018145366875626" calcext:value-type="float">
            <text:p>0.0181453669</text:p>
          </table:table-cell>
          <table:table-cell table:formula="of:=[.$B$5]+([.$B$6]-[.$B$5])*EXP(-[.$B$7]*[.A22])" office:value-type="float" office:value="41.8543314650801" calcext:value-type="float">
            <text:p>41.8543314651</text:p>
          </table:table-cell>
          <table:table-cell table:number-columns-repeated="3"/>
        </table:table-row>
        <table:table-row table:style-name="ro1">
          <table:table-cell office:value-type="float" office:value="0.01978004740344" calcext:value-type="float">
            <text:p>0.0197800474</text:p>
          </table:table-cell>
          <table:table-cell table:formula="of:=[.$B$5]+([.$B$6]-[.$B$5])*EXP(-[.$B$7]*[.A23])" office:value-type="float" office:value="43.0827501848127" calcext:value-type="float">
            <text:p>43.0827501848</text:p>
          </table:table-cell>
          <table:table-cell table:number-columns-repeated="3"/>
        </table:table-row>
        <table:table-row table:style-name="ro1">
          <table:table-cell office:value-type="float" office:value="0.021412148342957" calcext:value-type="float">
            <text:p>0.0214121483</text:p>
          </table:table-cell>
          <table:table-cell table:formula="of:=[.$B$5]+([.$B$6]-[.$B$5])*EXP(-[.$B$7]*[.A24])" office:value-type="float" office:value="44.124400066645" calcext:value-type="float">
            <text:p>44.1244000666</text:p>
          </table:table-cell>
          <table:table-cell table:number-columns-repeated="3"/>
        </table:table-row>
        <table:table-row table:style-name="ro1">
          <table:table-cell office:value-type="float" office:value="0.023041576302388" calcext:value-type="float">
            <text:p>0.0230415763</text:p>
          </table:table-cell>
          <table:table-cell table:formula="of:=[.$B$5]+([.$B$6]-[.$B$5])*EXP(-[.$B$7]*[.A25])" office:value-type="float" office:value="45.0078565072796" calcext:value-type="float">
            <text:p>45.0078565073</text:p>
          </table:table-cell>
          <table:table-cell table:number-columns-repeated="3"/>
        </table:table-row>
        <table:table-row table:style-name="ro1">
          <table:table-cell office:value-type="float" office:value="0.024668396688799" calcext:value-type="float">
            <text:p>0.0246683967</text:p>
          </table:table-cell>
          <table:table-cell table:formula="of:=[.$B$5]+([.$B$6]-[.$B$5])*EXP(-[.$B$7]*[.A26])" office:value-type="float" office:value="45.757370099356" calcext:value-type="float">
            <text:p>45.7573700994</text:p>
          </table:table-cell>
          <table:table-cell table:number-columns-repeated="3"/>
        </table:table-row>
        <table:table-row table:style-name="ro1">
          <table:table-cell office:value-type="float" office:value="0.026292741492378" calcext:value-type="float">
            <text:p>0.0262927415</text:p>
          </table:table-cell>
          <table:table-cell table:formula="of:=[.$B$5]+([.$B$6]-[.$B$5])*EXP(-[.$B$7]*[.A27])" office:value-type="float" office:value="46.393460028114" calcext:value-type="float">
            <text:p>46.3934600281</text:p>
          </table:table-cell>
          <table:table-cell table:number-columns-repeated="3"/>
        </table:table-row>
        <table:table-row table:style-name="ro1">
          <table:table-cell office:value-type="float" office:value="0.027914390592969" calcext:value-type="float">
            <text:p>0.0279143906</text:p>
          </table:table-cell>
          <table:table-cell table:formula="of:=[.$B$5]+([.$B$6]-[.$B$5])*EXP(-[.$B$7]*[.A28])" office:value-type="float" office:value="46.9333555643034" calcext:value-type="float">
            <text:p>46.9333555643</text:p>
          </table:table-cell>
          <table:table-cell table:number-columns-repeated="3"/>
        </table:table-row>
        <table:table-row table:style-name="ro1">
          <table:table-cell office:value-type="float" office:value="0.029533441487357" calcext:value-type="float">
            <text:p>0.0295334415</text:p>
          </table:table-cell>
          <table:table-cell table:formula="of:=[.$B$5]+([.$B$6]-[.$B$5])*EXP(-[.$B$7]*[.A29])" office:value-type="float" office:value="47.3917516736444" calcext:value-type="float">
            <text:p>47.3917516736</text:p>
          </table:table-cell>
          <table:table-cell table:number-columns-repeated="3"/>
        </table:table-row>
        <table:table-row table:style-name="ro1">
          <table:table-cell office:value-type="float" office:value="0.031149996562873" calcext:value-type="float">
            <text:p>0.0311499966</text:p>
          </table:table-cell>
          <table:table-cell table:formula="of:=[.$B$5]+([.$B$6]-[.$B$5])*EXP(-[.$B$7]*[.A30])" office:value-type="float" office:value="47.7810738799526" calcext:value-type="float">
            <text:p>47.78107388</text:p>
          </table:table-cell>
          <table:table-cell table:number-columns-repeated="3"/>
        </table:table-row>
        <table:table-row table:style-name="ro1">
          <table:table-cell office:value-type="float" office:value="0.032763867810378" calcext:value-type="float">
            <text:p>0.0327638678</text:p>
          </table:table-cell>
          <table:table-cell table:formula="of:=[.$B$5]+([.$B$6]-[.$B$5])*EXP(-[.$B$7]*[.A31])" office:value-type="float" office:value="48.1117769070329" calcext:value-type="float">
            <text:p>48.111776907</text:p>
          </table:table-cell>
          <table:table-cell table:number-columns-repeated="3"/>
        </table:table-row>
      </table:table>
      <table:table table:name="Sheet1_3" table:style-name="ta1">
        <table:shapes>
          <draw:frame draw:z-index="0" draw:style-name="gr1" draw:text-style-name="P1" svg:width="6.2988in" svg:height="3.5429in" svg:x="4.1248in" svg:y="0.8339in">
            <draw:object draw:notify-on-update-of-ranges="Sheet1_3.D2:Sheet1_3.D22 Sheet1_3.L1:Sheet1_3.L1 Sheet1_3.L2:Sheet1_3.L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q_pl_str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n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_xx</text:p>
          </table:table-cell>
          <table:table-cell office:value-type="string" calcext:value-type="string">
            <text:p>s_xy</text:p>
          </table:table-cell>
          <table:table-cell office:value-type="string" calcext:value-type="string">
            <text:p>s_xz</text:p>
          </table:table-cell>
          <table:table-cell office:value-type="string" calcext:value-type="string">
            <text:p>s_yy</text:p>
          </table:table-cell>
          <table:table-cell office:value-type="string" calcext:value-type="string">
            <text:p>s_yz</text:p>
          </table:table-cell>
          <table:table-cell office:value-type="string" calcext:value-type="string">
            <text:p>s_zz</text:p>
          </table:table-cell>
          <table:table-cell office:value-type="string" calcext:value-type="string">
            <text:p>vm_stress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6765648698702" calcext:value-type="float">
            <text:p>0.0016765649</text:p>
          </table:table-cell>
          <table:table-cell office:value-type="float" office:value="0" calcext:value-type="float">
            <text:p>0</text:p>
          </table:table-cell>
          <table:table-cell office:value-type="float" office:value="0.0016765609426695" calcext:value-type="float">
            <text:p>0.0016765609</text:p>
          </table:table-cell>
          <table:table-cell office:value-type="float" office:value="0" calcext:value-type="float">
            <text:p>0</text:p>
          </table:table-cell>
          <table:table-cell office:value-type="float" office:value="0.00010885589739508" calcext:value-type="float">
            <text:p>0.0001088559</text:p>
          </table:table-cell>
          <table:table-cell office:value-type="float" office:value="0.000083311155090776" calcext:value-type="float">
            <text:p>8.3311155090776E-005</text:p>
          </table:table-cell>
          <table:table-cell office:value-type="float" office:value="-0.000073242681436645" calcext:value-type="float">
            <text:p>-7.3242681436645E-005</text:p>
          </table:table-cell>
          <table:table-cell office:value-type="float" office:value="0.00010599134791813" calcext:value-type="float">
            <text:p>0.0001059913</text:p>
          </table:table-cell>
          <table:table-cell office:value-type="float" office:value="-0.000072633047859042" calcext:value-type="float">
            <text:p>-0.000072633</text:p>
          </table:table-cell>
          <table:table-cell office:value-type="float" office:value="0.011885965098589" calcext:value-type="float">
            <text:p>0.0118859651</text:p>
          </table:table-cell>
          <table:table-cell office:value-type="float" office:value="0.011781594702235" calcext:value-type="float">
            <text:p>0.01178159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3263240276651" calcext:value-type="float">
            <text:p>0.003326324</text:p>
          </table:table-cell>
          <table:table-cell office:value-type="float" office:value="0" calcext:value-type="float">
            <text:p>0</text:p>
          </table:table-cell>
          <table:table-cell office:value-type="float" office:value="0.003324939255144" calcext:value-type="float">
            <text:p>0.0033249393</text:p>
          </table:table-cell>
          <table:table-cell office:value-type="float" office:value="0" calcext:value-type="float">
            <text:p>0</text:p>
          </table:table-cell>
          <table:table-cell office:value-type="float" office:value="0.0083141215166563" calcext:value-type="float">
            <text:p>0.0083141215</text:p>
          </table:table-cell>
          <table:table-cell office:value-type="float" office:value="-0.066630106644571" calcext:value-type="float">
            <text:p>-0.0666301066</text:p>
          </table:table-cell>
          <table:table-cell office:value-type="float" office:value="0.072052680462656" calcext:value-type="float">
            <text:p>0.0720526805</text:p>
          </table:table-cell>
          <table:table-cell office:value-type="float" office:value="0.0057186954804115" calcext:value-type="float">
            <text:p>0.0057186955</text:p>
          </table:table-cell>
          <table:table-cell office:value-type="float" office:value="0.074700821986441" calcext:value-type="float">
            <text:p>0.074700822</text:p>
          </table:table-cell>
          <table:table-cell office:value-type="float" office:value="7.7292438789042" calcext:value-type="float">
            <text:p>7.7292438789</text:p>
          </table:table-cell>
          <table:table-cell office:value-type="float" office:value="7.726001507139" calcext:value-type="float">
            <text:p>7.72600150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4965086966347" calcext:value-type="float">
            <text:p>0.004965087</text:p>
          </table:table-cell>
          <table:table-cell office:value-type="float" office:value="0" calcext:value-type="float">
            <text:p>0</text:p>
          </table:table-cell>
          <table:table-cell office:value-type="float" office:value="0.0049619737781617" calcext:value-type="float">
            <text:p>0.0049619738</text:p>
          </table:table-cell>
          <table:table-cell office:value-type="float" office:value="0" calcext:value-type="float">
            <text:p>0</text:p>
          </table:table-cell>
          <table:table-cell office:value-type="float" office:value="-0.020195441693493" calcext:value-type="float">
            <text:p>-0.0201954417</text:p>
          </table:table-cell>
          <table:table-cell office:value-type="float" office:value="0.10371878721893" calcext:value-type="float">
            <text:p>0.1037187872</text:p>
          </table:table-cell>
          <table:table-cell office:value-type="float" office:value="-0.081516740659111" calcext:value-type="float">
            <text:p>-0.0815167407</text:p>
          </table:table-cell>
          <table:table-cell office:value-type="float" office:value="-0.022421106238425" calcext:value-type="float">
            <text:p>-0.0224211062</text:p>
          </table:table-cell>
          <table:table-cell office:value-type="float" office:value="-0.083488545087792" calcext:value-type="float">
            <text:p>-0.0834885451</text:p>
          </table:table-cell>
          <table:table-cell office:value-type="float" office:value="14.124238718283" calcext:value-type="float">
            <text:p>14.1242387183</text:p>
          </table:table-cell>
          <table:table-cell office:value-type="float" office:value="14.149287962966" calcext:value-type="float">
            <text:p>14.14928796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66367103215285" calcext:value-type="float">
            <text:p>0.0066367103</text:p>
          </table:table-cell>
          <table:table-cell office:value-type="float" office:value="0" calcext:value-type="float">
            <text:p>0</text:p>
          </table:table-cell>
          <table:table-cell office:value-type="float" office:value="0.0066318852037226" calcext:value-type="float">
            <text:p>0.0066318852</text:p>
          </table:table-cell>
          <table:table-cell office:value-type="float" office:value="0" calcext:value-type="float">
            <text:p>0</text:p>
          </table:table-cell>
          <table:table-cell office:value-type="float" office:value="0.091154679910579" calcext:value-type="float">
            <text:p>0.0911546799</text:p>
          </table:table-cell>
          <table:table-cell office:value-type="float" office:value="-0.047723296010536" calcext:value-type="float">
            <text:p>-0.047723296</text:p>
          </table:table-cell>
          <table:table-cell office:value-type="float" office:value="0.030977625677714" calcext:value-type="float">
            <text:p>0.0309776257</text:p>
          </table:table-cell>
          <table:table-cell office:value-type="float" office:value="0.092148667299135" calcext:value-type="float">
            <text:p>0.0921486673</text:p>
          </table:table-cell>
          <table:table-cell office:value-type="float" office:value="0.031746255153013" calcext:value-type="float">
            <text:p>0.0317462552</text:p>
          </table:table-cell>
          <table:table-cell office:value-type="float" office:value="19.653406463276" calcext:value-type="float">
            <text:p>19.6534064633</text:p>
          </table:table-cell>
          <table:table-cell office:value-type="float" office:value="19.562281582597" calcext:value-type="float">
            <text:p>19.56228158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2898542920081" calcext:value-type="float">
            <text:p>0.0082898543</text:p>
          </table:table-cell>
          <table:table-cell office:value-type="float" office:value="0" calcext:value-type="float">
            <text:p>0</text:p>
          </table:table-cell>
          <table:table-cell office:value-type="float" office:value="0.0082834716588951" calcext:value-type="float">
            <text:p>0.0082834717</text:p>
          </table:table-cell>
          <table:table-cell office:value-type="float" office:value="0" calcext:value-type="float">
            <text:p>0</text:p>
          </table:table-cell>
          <table:table-cell office:value-type="float" office:value="0.019314183967001" calcext:value-type="float">
            <text:p>0.019314184</text:p>
          </table:table-cell>
          <table:table-cell office:value-type="float" office:value="-0.0014253369727881" calcext:value-type="float">
            <text:p>-0.001425337</text:p>
          </table:table-cell>
          <table:table-cell office:value-type="float" office:value="-0.0032138073744166" calcext:value-type="float">
            <text:p>-0.0032138074</text:p>
          </table:table-cell>
          <table:table-cell office:value-type="float" office:value="0.018661524886894" calcext:value-type="float">
            <text:p>0.0186615249</text:p>
          </table:table-cell>
          <table:table-cell office:value-type="float" office:value="-0.0040101074019737" calcext:value-type="float">
            <text:p>-0.0040101074</text:p>
          </table:table-cell>
          <table:table-cell office:value-type="float" office:value="24.261777432691" calcext:value-type="float">
            <text:p>24.2617774327</text:p>
          </table:table-cell>
          <table:table-cell office:value-type="float" office:value="24.242793299146" calcext:value-type="float">
            <text:p>24.24279329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994120733177" calcext:value-type="float">
            <text:p>0.0099412073</text:p>
          </table:table-cell>
          <table:table-cell office:value-type="float" office:value="0" calcext:value-type="float">
            <text:p>0</text:p>
          </table:table-cell>
          <table:table-cell office:value-type="float" office:value="0.0099335196896315" calcext:value-type="float">
            <text:p>0.0099335197</text:p>
          </table:table-cell>
          <table:table-cell office:value-type="float" office:value="0" calcext:value-type="float">
            <text:p>0</text:p>
          </table:table-cell>
          <table:table-cell office:value-type="float" office:value="0.017933564863644" calcext:value-type="float">
            <text:p>0.0179335649</text:p>
          </table:table-cell>
          <table:table-cell office:value-type="float" office:value="-0.00037063756495149" calcext:value-type="float">
            <text:p>-0.0003706376</text:p>
          </table:table-cell>
          <table:table-cell office:value-type="float" office:value="0.000080728476931306" calcext:value-type="float">
            <text:p>8.0728476931306E-005</text:p>
          </table:table-cell>
          <table:table-cell office:value-type="float" office:value="0.018275093087504" calcext:value-type="float">
            <text:p>0.0182750931</text:p>
          </table:table-cell>
          <table:table-cell office:value-type="float" office:value="0.00030707494500252" calcext:value-type="float">
            <text:p>0.0003070749</text:p>
          </table:table-cell>
          <table:table-cell office:value-type="float" office:value="28.181794563242" calcext:value-type="float">
            <text:p>28.1817945632</text:p>
          </table:table-cell>
          <table:table-cell office:value-type="float" office:value="28.163690685979" calcext:value-type="float">
            <text:p>28.1636906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1589807126519" calcext:value-type="float">
            <text:p>0.0115898071</text:p>
          </table:table-cell>
          <table:table-cell office:value-type="float" office:value="0" calcext:value-type="float">
            <text:p>0</text:p>
          </table:table-cell>
          <table:table-cell office:value-type="float" office:value="0.011581013781858" calcext:value-type="float">
            <text:p>0.0115810138</text:p>
          </table:table-cell>
          <table:table-cell office:value-type="float" office:value="0" calcext:value-type="float">
            <text:p>0</text:p>
          </table:table-cell>
          <table:table-cell office:value-type="float" office:value="0.013974004366453" calcext:value-type="float">
            <text:p>0.0139740044</text:p>
          </table:table-cell>
          <table:table-cell office:value-type="float" office:value="0.00008155277888011" calcext:value-type="float">
            <text:p>8.155277888011E-005</text:p>
          </table:table-cell>
          <table:table-cell office:value-type="float" office:value="0.00034463213042495" calcext:value-type="float">
            <text:p>0.0003446321</text:p>
          </table:table-cell>
          <table:table-cell office:value-type="float" office:value="0.014315945275457" calcext:value-type="float">
            <text:p>0.0143159453</text:p>
          </table:table-cell>
          <table:table-cell office:value-type="float" office:value="0.00056957001547152" calcext:value-type="float">
            <text:p>0.00056957</text:p>
          </table:table-cell>
          <table:table-cell office:value-type="float" office:value="31.499076204639" calcext:value-type="float">
            <text:p>31.4990762046</text:p>
          </table:table-cell>
          <table:table-cell office:value-type="float" office:value="31.484931500288" calcext:value-type="float">
            <text:p>31.48493150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3235673825217" calcext:value-type="float">
            <text:p>0.0132356738</text:p>
          </table:table-cell>
          <table:table-cell office:value-type="float" office:value="0" calcext:value-type="float">
            <text:p>0</text:p>
          </table:table-cell>
          <table:table-cell office:value-type="float" office:value="0.013225944159307" calcext:value-type="float">
            <text:p>0.0132259442</text:p>
          </table:table-cell>
          <table:table-cell office:value-type="float" office:value="0" calcext:value-type="float">
            <text:p>0</text:p>
          </table:table-cell>
          <table:table-cell office:value-type="float" office:value="0.011262816403117" calcext:value-type="float">
            <text:p>0.0112628164</text:p>
          </table:table-cell>
          <table:table-cell office:value-type="float" office:value="0.00013605985543716" calcext:value-type="float">
            <text:p>0.0001360599</text:p>
          </table:table-cell>
          <table:table-cell office:value-type="float" office:value="0.00035774270283629" calcext:value-type="float">
            <text:p>0.0003577427</text:p>
          </table:table-cell>
          <table:table-cell office:value-type="float" office:value="0.011537717715784" calcext:value-type="float">
            <text:p>0.0115377177</text:p>
          </table:table-cell>
          <table:table-cell office:value-type="float" office:value="0.00049485686352864" calcext:value-type="float">
            <text:p>0.0004948569</text:p>
          </table:table-cell>
          <table:table-cell office:value-type="float" office:value="34.30844882068" calcext:value-type="float">
            <text:p>34.3084488207</text:p>
          </table:table-cell>
          <table:table-cell office:value-type="float" office:value="34.297048724593" calcext:value-type="float">
            <text:p>34.29704872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4878830291554" calcext:value-type="float">
            <text:p>0.0148788303</text:p>
          </table:table-cell>
          <table:table-cell office:value-type="float" office:value="0" calcext:value-type="float">
            <text:p>0</text:p>
          </table:table-cell>
          <table:table-cell office:value-type="float" office:value="0.014868307595233" calcext:value-type="float">
            <text:p>0.0148683076</text:p>
          </table:table-cell>
          <table:table-cell office:value-type="float" office:value="0" calcext:value-type="float">
            <text:p>0</text:p>
          </table:table-cell>
          <table:table-cell office:value-type="float" office:value="0.0086720545640636" calcext:value-type="float">
            <text:p>0.0086720546</text:p>
          </table:table-cell>
          <table:table-cell office:value-type="float" office:value="0.00020379335768755" calcext:value-type="float">
            <text:p>0.0002037934</text:p>
          </table:table-cell>
          <table:table-cell office:value-type="float" office:value="0.00024820710921107" calcext:value-type="float">
            <text:p>0.0002482071</text:p>
          </table:table-cell>
          <table:table-cell office:value-type="float" office:value="0.0093765066075781" calcext:value-type="float">
            <text:p>0.0093765066</text:p>
          </table:table-cell>
          <table:table-cell office:value-type="float" office:value="0.00066053445460986" calcext:value-type="float">
            <text:p>0.0006605345</text:p>
          </table:table-cell>
          <table:table-cell office:value-type="float" office:value="36.687690595628" calcext:value-type="float">
            <text:p>36.6876905956</text:p>
          </table:table-cell>
          <table:table-cell office:value-type="float" office:value="36.678666426236" calcext:value-type="float">
            <text:p>36.6786664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5193063532" calcext:value-type="float">
            <text:p>0.0165193064</text:p>
          </table:table-cell>
          <table:table-cell office:value-type="float" office:value="0" calcext:value-type="float">
            <text:p>0</text:p>
          </table:table-cell>
          <table:table-cell office:value-type="float" office:value="0.016508111847948" calcext:value-type="float">
            <text:p>0.0165081118</text:p>
          </table:table-cell>
          <table:table-cell office:value-type="float" office:value="0" calcext:value-type="float">
            <text:p>0</text:p>
          </table:table-cell>
          <table:table-cell office:value-type="float" office:value="0.0072222466680211" calcext:value-type="float">
            <text:p>0.0072222467</text:p>
          </table:table-cell>
          <table:table-cell office:value-type="float" office:value="0.00012952059418668" calcext:value-type="float">
            <text:p>0.0001295206</text:p>
          </table:table-cell>
          <table:table-cell office:value-type="float" office:value="0.00030978019394342" calcext:value-type="float">
            <text:p>0.0003097802</text:p>
          </table:table-cell>
          <table:table-cell office:value-type="float" office:value="0.0075684032916681" calcext:value-type="float">
            <text:p>0.0075684033</text:p>
          </table:table-cell>
          <table:table-cell office:value-type="float" office:value="0.00044405446670312" calcext:value-type="float">
            <text:p>0.0004440545</text:p>
          </table:table-cell>
          <table:table-cell office:value-type="float" office:value="38.703584960393" calcext:value-type="float">
            <text:p>38.7035849604</text:p>
          </table:table-cell>
          <table:table-cell office:value-type="float" office:value="38.696189703494" calcext:value-type="float">
            <text:p>38.69618970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8157130622733" calcext:value-type="float">
            <text:p>0.0181571306</text:p>
          </table:table-cell>
          <table:table-cell office:value-type="float" office:value="0" calcext:value-type="float">
            <text:p>0</text:p>
          </table:table-cell>
          <table:table-cell office:value-type="float" office:value="0.018145366875626" calcext:value-type="float">
            <text:p>0.0181453669</text:p>
          </table:table-cell>
          <table:table-cell office:value-type="float" office:value="0" calcext:value-type="float">
            <text:p>0</text:p>
          </table:table-cell>
          <table:table-cell office:value-type="float" office:value="0.0055760850585066" calcext:value-type="float">
            <text:p>0.0055760851</text:p>
          </table:table-cell>
          <table:table-cell office:value-type="float" office:value="0.00031638065774396" calcext:value-type="float">
            <text:p>0.0003163807</text:p>
          </table:table-cell>
          <table:table-cell office:value-type="float" office:value="-0.00031463695984319" calcext:value-type="float">
            <text:p>-0.000314637</text:p>
          </table:table-cell>
          <table:table-cell office:value-type="float" office:value="0.0074488374537609" calcext:value-type="float">
            <text:p>0.0074488375</text:p>
          </table:table-cell>
          <table:table-cell office:value-type="float" office:value="0.0010609486974132" calcext:value-type="float">
            <text:p>0.0010609487</text:p>
          </table:table-cell>
          <table:table-cell office:value-type="float" office:value="40.412229150276" calcext:value-type="float">
            <text:p>40.4122291503</text:p>
          </table:table-cell>
          <table:table-cell office:value-type="float" office:value="40.405716827274" calcext:value-type="float">
            <text:p>40.405716827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9792293606174" calcext:value-type="float">
            <text:p>0.0197922936</text:p>
          </table:table-cell>
          <table:table-cell office:value-type="float" office:value="0" calcext:value-type="float">
            <text:p>0</text:p>
          </table:table-cell>
          <table:table-cell office:value-type="float" office:value="0.01978004740344" calcext:value-type="float">
            <text:p>0.0197800474</text:p>
          </table:table-cell>
          <table:table-cell office:value-type="float" office:value="0" calcext:value-type="float">
            <text:p>0</text:p>
          </table:table-cell>
          <table:table-cell office:value-type="float" office:value="0.0052894035155226" calcext:value-type="float">
            <text:p>0.0052894035</text:p>
          </table:table-cell>
          <table:table-cell office:value-type="float" office:value="0.00018034671509831" calcext:value-type="float">
            <text:p>0.0001803467</text:p>
          </table:table-cell>
          <table:table-cell office:value-type="float" office:value="-0.00085938638127295" calcext:value-type="float">
            <text:p>-0.0008593864</text:p>
          </table:table-cell>
          <table:table-cell office:value-type="float" office:value="0.0073255231928356" calcext:value-type="float">
            <text:p>0.0073255232</text:p>
          </table:table-cell>
          <table:table-cell office:value-type="float" office:value="0.00067390657390953" calcext:value-type="float">
            <text:p>0.0006739066</text:p>
          </table:table-cell>
          <table:table-cell office:value-type="float" office:value="41.860945434978" calcext:value-type="float">
            <text:p>41.860945435</text:p>
          </table:table-cell>
          <table:table-cell office:value-type="float" office:value="41.854638108441" calcext:value-type="float">
            <text:p>41.854638108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142480353667" calcext:value-type="float">
            <text:p>0.0214248035</text:p>
          </table:table-cell>
          <table:table-cell office:value-type="float" office:value="0" calcext:value-type="float">
            <text:p>0</text:p>
          </table:table-cell>
          <table:table-cell office:value-type="float" office:value="0.021412148342957" calcext:value-type="float">
            <text:p>0.0214121483</text:p>
          </table:table-cell>
          <table:table-cell office:value-type="float" office:value="0" calcext:value-type="float">
            <text:p>0</text:p>
          </table:table-cell>
          <table:table-cell office:value-type="float" office:value="0.0042333180983069" calcext:value-type="float">
            <text:p>0.0042333181</text:p>
          </table:table-cell>
          <table:table-cell office:value-type="float" office:value="0.00025571691060914" calcext:value-type="float">
            <text:p>0.0002557169</text:p>
          </table:table-cell>
          <table:table-cell office:value-type="float" office:value="-0.00076644562055066" calcext:value-type="float">
            <text:p>-0.0007664456</text:p>
          </table:table-cell>
          <table:table-cell office:value-type="float" office:value="0.0061113958045967" calcext:value-type="float">
            <text:p>0.0061113958</text:p>
          </table:table-cell>
          <table:table-cell office:value-type="float" office:value="0.00059717755110534" calcext:value-type="float">
            <text:p>0.0005971776</text:p>
          </table:table-cell>
          <table:table-cell office:value-type="float" office:value="43.088143259115" calcext:value-type="float">
            <text:p>43.0881432591</text:p>
          </table:table-cell>
          <table:table-cell office:value-type="float" office:value="43.082971008907" calcext:value-type="float">
            <text:p>43.082971008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3054578296537" calcext:value-type="float">
            <text:p>0.0230545783</text:p>
          </table:table-cell>
          <table:table-cell office:value-type="float" office:value="0" calcext:value-type="float">
            <text:p>0</text:p>
          </table:table-cell>
          <table:table-cell office:value-type="float" office:value="0.023041576302388" calcext:value-type="float">
            <text:p>0.0230415763</text:p>
          </table:table-cell>
          <table:table-cell office:value-type="float" office:value="0" calcext:value-type="float">
            <text:p>0</text:p>
          </table:table-cell>
          <table:table-cell office:value-type="float" office:value="0.0031324424742924" calcext:value-type="float">
            <text:p>0.0031324425</text:p>
          </table:table-cell>
          <table:table-cell office:value-type="float" office:value="0.000028698687094459" calcext:value-type="float">
            <text:p>2.8698687094459E-005</text:p>
          </table:table-cell>
          <table:table-cell office:value-type="float" office:value="-0.0013475797735766" calcext:value-type="float">
            <text:p>-0.0013475798</text:p>
          </table:table-cell>
          <table:table-cell office:value-type="float" office:value="0.0045673383922994" calcext:value-type="float">
            <text:p>0.0045673384</text:p>
          </table:table-cell>
          <table:table-cell office:value-type="float" office:value="-0.00033217219066974" calcext:value-type="float">
            <text:p>-0.0003321722</text:p>
          </table:table-cell>
          <table:table-cell office:value-type="float" office:value="44.128408932679" calcext:value-type="float">
            <text:p>44.1284089327</text:p>
          </table:table-cell>
          <table:table-cell office:value-type="float" office:value="44.124559157918" calcext:value-type="float">
            <text:p>44.12455915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681692794636" calcext:value-type="float">
            <text:p>0.0246816928</text:p>
          </table:table-cell>
          <table:table-cell office:value-type="float" office:value="0" calcext:value-type="float">
            <text:p>0</text:p>
          </table:table-cell>
          <table:table-cell office:value-type="float" office:value="0.024668396688799" calcext:value-type="float">
            <text:p>0.0246683967</text:p>
          </table:table-cell>
          <table:table-cell office:value-type="float" office:value="0" calcext:value-type="float">
            <text:p>0</text:p>
          </table:table-cell>
          <table:table-cell office:value-type="float" office:value="0.0011176229647479" calcext:value-type="float">
            <text:p>0.001117623</text:p>
          </table:table-cell>
          <table:table-cell office:value-type="float" office:value="-0.00014955867215945" calcext:value-type="float">
            <text:p>-0.0001495587</text:p>
          </table:table-cell>
          <table:table-cell office:value-type="float" office:value="-0.001833329401867" calcext:value-type="float">
            <text:p>-0.0018333294</text:p>
          </table:table-cell>
          <table:table-cell office:value-type="float" office:value="0.0028072678694543" calcext:value-type="float">
            <text:p>0.0028072679</text:p>
          </table:table-cell>
          <table:table-cell office:value-type="float" office:value="-0.0005309566136945" calcext:value-type="float">
            <text:p>-0.0005309566</text:p>
          </table:table-cell>
          <table:table-cell office:value-type="float" office:value="45.009933443162" calcext:value-type="float">
            <text:p>45.0099334432</text:p>
          </table:table-cell>
          <table:table-cell office:value-type="float" office:value="45.007971183225" calcext:value-type="float">
            <text:p>45.00797118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6306287090379" calcext:value-type="float">
            <text:p>0.0263062871</text:p>
          </table:table-cell>
          <table:table-cell office:value-type="float" office:value="0" calcext:value-type="float">
            <text:p>0</text:p>
          </table:table-cell>
          <table:table-cell office:value-type="float" office:value="0.026292741492378" calcext:value-type="float">
            <text:p>0.0262927415</text:p>
          </table:table-cell>
          <table:table-cell office:value-type="float" office:value="0" calcext:value-type="float">
            <text:p>0</text:p>
          </table:table-cell>
          <table:table-cell office:value-type="float" office:value="0.0022168275477514" calcext:value-type="float">
            <text:p>0.0022168275</text:p>
          </table:table-cell>
          <table:table-cell office:value-type="float" office:value="0.00010778592981427" calcext:value-type="float">
            <text:p>0.0001077859</text:p>
          </table:table-cell>
          <table:table-cell office:value-type="float" office:value="0.00058415511275307" calcext:value-type="float">
            <text:p>0.0005841551</text:p>
          </table:table-cell>
          <table:table-cell office:value-type="float" office:value="0.0018202933597493" calcext:value-type="float">
            <text:p>0.0018202934</text:p>
          </table:table-cell>
          <table:table-cell office:value-type="float" office:value="-0.00007447756121426" calcext:value-type="float">
            <text:p>-7.447756121426E-005</text:p>
          </table:table-cell>
          <table:table-cell office:value-type="float" office:value="45.759471347347" calcext:value-type="float">
            <text:p>45.7594713473</text:p>
          </table:table-cell>
          <table:table-cell office:value-type="float" office:value="45.757452804733" calcext:value-type="float">
            <text:p>45.757452804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27928147921997" calcext:value-type="float">
            <text:p>0.0279281479</text:p>
          </table:table-cell>
          <table:table-cell office:value-type="float" office:value="0" calcext:value-type="float">
            <text:p>0</text:p>
          </table:table-cell>
          <table:table-cell office:value-type="float" office:value="0.027914390592969" calcext:value-type="float">
            <text:p>0.0279143906</text:p>
          </table:table-cell>
          <table:table-cell office:value-type="float" office:value="0" calcext:value-type="float">
            <text:p>0</text:p>
          </table:table-cell>
          <table:table-cell office:value-type="float" office:value="0.0013283229645782" calcext:value-type="float">
            <text:p>0.001328323</text:p>
          </table:table-cell>
          <table:table-cell office:value-type="float" office:value="0.000035437306700465" calcext:value-type="float">
            <text:p>3.5437306700465E-005</text:p>
          </table:table-cell>
          <table:table-cell office:value-type="float" office:value="-0.0017043527268393" calcext:value-type="float">
            <text:p>-0.0017043527</text:p>
          </table:table-cell>
          <table:table-cell office:value-type="float" office:value="0.0029474372957666" calcext:value-type="float">
            <text:p>0.0029474373</text:p>
          </table:table-cell>
          <table:table-cell office:value-type="float" office:value="-0.00042787100652319" calcext:value-type="float">
            <text:p>-0.000427871</text:p>
          </table:table-cell>
          <table:table-cell office:value-type="float" office:value="46.395657426112" calcext:value-type="float">
            <text:p>46.3956574261</text:p>
          </table:table-cell>
          <table:table-cell office:value-type="float" office:value="46.393519696561" calcext:value-type="float">
            <text:p>46.393519696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29547378507322" calcext:value-type="float">
            <text:p>0.0295473785</text:p>
          </table:table-cell>
          <table:table-cell office:value-type="float" office:value="0" calcext:value-type="float">
            <text:p>0</text:p>
          </table:table-cell>
          <table:table-cell office:value-type="float" office:value="0.029533441487357" calcext:value-type="float">
            <text:p>0.0295334415</text:p>
          </table:table-cell>
          <table:table-cell office:value-type="float" office:value="0" calcext:value-type="float">
            <text:p>0</text:p>
          </table:table-cell>
          <table:table-cell office:value-type="float" office:value="-0.00063025021102093" calcext:value-type="float">
            <text:p>-0.0006302502</text:p>
          </table:table-cell>
          <table:table-cell office:value-type="float" office:value="-0.000072812189988646" calcext:value-type="float">
            <text:p>-7.2812189988646E-005</text:p>
          </table:table-cell>
          <table:table-cell office:value-type="float" office:value="-0.002246788056056" calcext:value-type="float">
            <text:p>-0.0022467881</text:p>
          </table:table-cell>
          <table:table-cell office:value-type="float" office:value="0.0014042535569072" calcext:value-type="float">
            <text:p>0.0014042536</text:p>
          </table:table-cell>
          <table:table-cell office:value-type="float" office:value="-0.00057379799602377" calcext:value-type="float">
            <text:p>-0.000573798</text:p>
          </table:table-cell>
          <table:table-cell office:value-type="float" office:value="46.933785392812" calcext:value-type="float">
            <text:p>46.9337853928</text:p>
          </table:table-cell>
          <table:table-cell office:value-type="float" office:value="46.933398634801" calcext:value-type="float">
            <text:p>46.933398634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31164086132546" calcext:value-type="float">
            <text:p>0.0311640861</text:p>
          </table:table-cell>
          <table:table-cell office:value-type="float" office:value="0" calcext:value-type="float">
            <text:p>0</text:p>
          </table:table-cell>
          <table:table-cell office:value-type="float" office:value="0.031149996562873" calcext:value-type="float">
            <text:p>0.0311499966</text:p>
          </table:table-cell>
          <table:table-cell office:value-type="float" office:value="0" calcext:value-type="float">
            <text:p>0</text:p>
          </table:table-cell>
          <table:table-cell office:value-type="float" office:value="0.00034508077041113" calcext:value-type="float">
            <text:p>0.0003450808</text:p>
          </table:table-cell>
          <table:table-cell office:value-type="float" office:value="0.00024005578756361" calcext:value-type="float">
            <text:p>0.0002400558</text:p>
          </table:table-cell>
          <table:table-cell office:value-type="float" office:value="-0.00066317788960079" calcext:value-type="float">
            <text:p>-0.0006631779</text:p>
          </table:table-cell>
          <table:table-cell office:value-type="float" office:value="0.0011704874183596" calcext:value-type="float">
            <text:p>0.0011704874</text:p>
          </table:table-cell>
          <table:table-cell office:value-type="float" office:value="-0.000067380884231649" calcext:value-type="float">
            <text:p>-6.7380884231649E-005</text:p>
          </table:table-cell>
          <table:table-cell office:value-type="float" office:value="47.392540529794" calcext:value-type="float">
            <text:p>47.3925405298</text:p>
          </table:table-cell>
          <table:table-cell office:value-type="float" office:value="47.391782778833" calcext:value-type="float">
            <text:p>47.3917827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2778086927812" calcext:value-type="float">
            <text:p>0.0327780869</text:p>
          </table:table-cell>
          <table:table-cell office:value-type="float" office:value="0" calcext:value-type="float">
            <text:p>0</text:p>
          </table:table-cell>
          <table:table-cell office:value-type="float" office:value="0.032763867810378" calcext:value-type="float">
            <text:p>0.0327638678</text:p>
          </table:table-cell>
          <table:table-cell office:value-type="float" office:value="0" calcext:value-type="float">
            <text:p>0</text:p>
          </table:table-cell>
          <table:table-cell office:value-type="float" office:value="-0.0002225322983009" calcext:value-type="float">
            <text:p>-0.0002225323</text:p>
          </table:table-cell>
          <table:table-cell office:value-type="float" office:value="0.000087007263165666" calcext:value-type="float">
            <text:p>8.7007263165666E-005</text:p>
          </table:table-cell>
          <table:table-cell office:value-type="float" office:value="-0.0019825411541449" calcext:value-type="float">
            <text:p>-0.0019825412</text:p>
          </table:table-cell>
          <table:table-cell office:value-type="float" office:value="0.00175496393669" calcext:value-type="float">
            <text:p>0.0017549639</text:p>
          </table:table-cell>
          <table:table-cell office:value-type="float" office:value="-0.00043292182125443" calcext:value-type="float">
            <text:p>-0.0004329218</text:p>
          </table:table-cell>
          <table:table-cell office:value-type="float" office:value="47.781862371093" calcext:value-type="float">
            <text:p>47.7818623711</text:p>
          </table:table-cell>
          <table:table-cell office:value-type="float" office:value="47.781096351618" calcext:value-type="float">
            <text:p>47.7810963516</text:p>
          </table:table-cell>
        </table:table-row>
      </table:table>
      <table:table table:name="Sheet1_2" table:style-name="ta1">
        <table:shapes>
          <draw:frame draw:z-index="0" draw:style-name="gr1" draw:text-style-name="P1" svg:width="6.2988in" svg:height="3.5429in" svg:x="3.8087in" svg:y="0.9075in">
            <draw:object draw:notify-on-update-of-ranges="Sheet1_2.B2:Sheet1_2.B32 Sheet1_2.E1:Sheet1_2.E1 Sheet1_2.E2:Sheet1_2.E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q_pl_strain</text:p>
          </table:table-cell>
          <table:table-cell office:value-type="string" calcext:value-type="string">
            <text:p>intnl</text:p>
          </table:table-cell>
          <table:table-cell office:value-type="string" calcext:value-type="string">
            <text:p>s_zz</text:p>
          </table:table-cell>
          <table:table-cell office:value-type="string" calcext:value-type="string">
            <text:p>vm_stress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6765648698702" calcext:value-type="float">
            <text:p>0.0016765649</text:p>
          </table:table-cell>
          <table:table-cell office:value-type="float" office:value="0.0016765609426695" calcext:value-type="float">
            <text:p>0.0016765609</text:p>
          </table:table-cell>
          <table:table-cell office:value-type="float" office:value="0.011885965098589" calcext:value-type="float">
            <text:p>0.0118859651</text:p>
          </table:table-cell>
          <table:table-cell office:value-type="float" office:value="0.011781594702235" calcext:value-type="float">
            <text:p>0.01178159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3263240276651" calcext:value-type="float">
            <text:p>0.003326324</text:p>
          </table:table-cell>
          <table:table-cell office:value-type="float" office:value="0.003324939255144" calcext:value-type="float">
            <text:p>0.0033249393</text:p>
          </table:table-cell>
          <table:table-cell office:value-type="float" office:value="7.7292438789042" calcext:value-type="float">
            <text:p>7.7292438789</text:p>
          </table:table-cell>
          <table:table-cell office:value-type="float" office:value="7.726001507139" calcext:value-type="float">
            <text:p>7.72600150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4965086966347" calcext:value-type="float">
            <text:p>0.004965087</text:p>
          </table:table-cell>
          <table:table-cell office:value-type="float" office:value="0.0049619737781617" calcext:value-type="float">
            <text:p>0.0049619738</text:p>
          </table:table-cell>
          <table:table-cell office:value-type="float" office:value="14.124238718283" calcext:value-type="float">
            <text:p>14.1242387183</text:p>
          </table:table-cell>
          <table:table-cell office:value-type="float" office:value="14.149287962966" calcext:value-type="float">
            <text:p>14.14928796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66367103215285" calcext:value-type="float">
            <text:p>0.0066367103</text:p>
          </table:table-cell>
          <table:table-cell office:value-type="float" office:value="0.0066318852037226" calcext:value-type="float">
            <text:p>0.0066318852</text:p>
          </table:table-cell>
          <table:table-cell office:value-type="float" office:value="19.653406463276" calcext:value-type="float">
            <text:p>19.6534064633</text:p>
          </table:table-cell>
          <table:table-cell office:value-type="float" office:value="19.562281582597" calcext:value-type="float">
            <text:p>19.56228158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2898542920081" calcext:value-type="float">
            <text:p>0.0082898543</text:p>
          </table:table-cell>
          <table:table-cell office:value-type="float" office:value="0.0082834716588951" calcext:value-type="float">
            <text:p>0.0082834717</text:p>
          </table:table-cell>
          <table:table-cell office:value-type="float" office:value="24.261777432691" calcext:value-type="float">
            <text:p>24.2617774327</text:p>
          </table:table-cell>
          <table:table-cell office:value-type="float" office:value="24.242793299146" calcext:value-type="float">
            <text:p>24.24279329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994120733177" calcext:value-type="float">
            <text:p>0.0099412073</text:p>
          </table:table-cell>
          <table:table-cell office:value-type="float" office:value="0.0099335196896315" calcext:value-type="float">
            <text:p>0.0099335197</text:p>
          </table:table-cell>
          <table:table-cell office:value-type="float" office:value="28.181794563242" calcext:value-type="float">
            <text:p>28.1817945632</text:p>
          </table:table-cell>
          <table:table-cell office:value-type="float" office:value="28.163690685979" calcext:value-type="float">
            <text:p>28.1636906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1589807126519" calcext:value-type="float">
            <text:p>0.0115898071</text:p>
          </table:table-cell>
          <table:table-cell office:value-type="float" office:value="0.011581013781858" calcext:value-type="float">
            <text:p>0.0115810138</text:p>
          </table:table-cell>
          <table:table-cell office:value-type="float" office:value="31.499076204639" calcext:value-type="float">
            <text:p>31.4990762046</text:p>
          </table:table-cell>
          <table:table-cell office:value-type="float" office:value="31.484931500288" calcext:value-type="float">
            <text:p>31.48493150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3235673825217" calcext:value-type="float">
            <text:p>0.0132356738</text:p>
          </table:table-cell>
          <table:table-cell office:value-type="float" office:value="0.013225944159307" calcext:value-type="float">
            <text:p>0.0132259442</text:p>
          </table:table-cell>
          <table:table-cell office:value-type="float" office:value="34.30844882068" calcext:value-type="float">
            <text:p>34.3084488207</text:p>
          </table:table-cell>
          <table:table-cell office:value-type="float" office:value="34.297048724593" calcext:value-type="float">
            <text:p>34.29704872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4878830291554" calcext:value-type="float">
            <text:p>0.0148788303</text:p>
          </table:table-cell>
          <table:table-cell office:value-type="float" office:value="0.014868307595233" calcext:value-type="float">
            <text:p>0.0148683076</text:p>
          </table:table-cell>
          <table:table-cell office:value-type="float" office:value="36.687690595628" calcext:value-type="float">
            <text:p>36.6876905956</text:p>
          </table:table-cell>
          <table:table-cell office:value-type="float" office:value="36.678666426236" calcext:value-type="float">
            <text:p>36.6786664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5193063532" calcext:value-type="float">
            <text:p>0.0165193064</text:p>
          </table:table-cell>
          <table:table-cell office:value-type="float" office:value="0.016508111847948" calcext:value-type="float">
            <text:p>0.0165081118</text:p>
          </table:table-cell>
          <table:table-cell office:value-type="float" office:value="38.703584960393" calcext:value-type="float">
            <text:p>38.7035849604</text:p>
          </table:table-cell>
          <table:table-cell office:value-type="float" office:value="38.696189703494" calcext:value-type="float">
            <text:p>38.69618970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8157130622733" calcext:value-type="float">
            <text:p>0.0181571306</text:p>
          </table:table-cell>
          <table:table-cell office:value-type="float" office:value="0.018145366875626" calcext:value-type="float">
            <text:p>0.0181453669</text:p>
          </table:table-cell>
          <table:table-cell office:value-type="float" office:value="40.412229150276" calcext:value-type="float">
            <text:p>40.4122291503</text:p>
          </table:table-cell>
          <table:table-cell office:value-type="float" office:value="40.405716827274" calcext:value-type="float">
            <text:p>40.405716827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9792293606174" calcext:value-type="float">
            <text:p>0.0197922936</text:p>
          </table:table-cell>
          <table:table-cell office:value-type="float" office:value="0.01978004740344" calcext:value-type="float">
            <text:p>0.0197800474</text:p>
          </table:table-cell>
          <table:table-cell office:value-type="float" office:value="41.860945434978" calcext:value-type="float">
            <text:p>41.860945435</text:p>
          </table:table-cell>
          <table:table-cell office:value-type="float" office:value="41.854638108441" calcext:value-type="float">
            <text:p>41.854638108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142480353667" calcext:value-type="float">
            <text:p>0.0214248035</text:p>
          </table:table-cell>
          <table:table-cell office:value-type="float" office:value="0.021412148342957" calcext:value-type="float">
            <text:p>0.0214121483</text:p>
          </table:table-cell>
          <table:table-cell office:value-type="float" office:value="43.088143259115" calcext:value-type="float">
            <text:p>43.0881432591</text:p>
          </table:table-cell>
          <table:table-cell office:value-type="float" office:value="43.082971008907" calcext:value-type="float">
            <text:p>43.082971008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3054578296537" calcext:value-type="float">
            <text:p>0.0230545783</text:p>
          </table:table-cell>
          <table:table-cell office:value-type="float" office:value="0.023041576302388" calcext:value-type="float">
            <text:p>0.0230415763</text:p>
          </table:table-cell>
          <table:table-cell office:value-type="float" office:value="44.128408932679" calcext:value-type="float">
            <text:p>44.1284089327</text:p>
          </table:table-cell>
          <table:table-cell office:value-type="float" office:value="44.124559157918" calcext:value-type="float">
            <text:p>44.12455915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681692794636" calcext:value-type="float">
            <text:p>0.0246816928</text:p>
          </table:table-cell>
          <table:table-cell office:value-type="float" office:value="0.024668396688799" calcext:value-type="float">
            <text:p>0.0246683967</text:p>
          </table:table-cell>
          <table:table-cell office:value-type="float" office:value="45.009933443162" calcext:value-type="float">
            <text:p>45.0099334432</text:p>
          </table:table-cell>
          <table:table-cell office:value-type="float" office:value="45.007971183225" calcext:value-type="float">
            <text:p>45.00797118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6306287090379" calcext:value-type="float">
            <text:p>0.0263062871</text:p>
          </table:table-cell>
          <table:table-cell office:value-type="float" office:value="0.026292741492378" calcext:value-type="float">
            <text:p>0.0262927415</text:p>
          </table:table-cell>
          <table:table-cell office:value-type="float" office:value="45.759471347347" calcext:value-type="float">
            <text:p>45.7594713473</text:p>
          </table:table-cell>
          <table:table-cell office:value-type="float" office:value="45.757452804733" calcext:value-type="float">
            <text:p>45.757452804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27928147921997" calcext:value-type="float">
            <text:p>0.0279281479</text:p>
          </table:table-cell>
          <table:table-cell office:value-type="float" office:value="0.027914390592969" calcext:value-type="float">
            <text:p>0.0279143906</text:p>
          </table:table-cell>
          <table:table-cell office:value-type="float" office:value="46.395657426112" calcext:value-type="float">
            <text:p>46.3956574261</text:p>
          </table:table-cell>
          <table:table-cell office:value-type="float" office:value="46.393519696561" calcext:value-type="float">
            <text:p>46.393519696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29547378507322" calcext:value-type="float">
            <text:p>0.0295473785</text:p>
          </table:table-cell>
          <table:table-cell office:value-type="float" office:value="0.029533441487357" calcext:value-type="float">
            <text:p>0.0295334415</text:p>
          </table:table-cell>
          <table:table-cell office:value-type="float" office:value="46.933785392812" calcext:value-type="float">
            <text:p>46.9337853928</text:p>
          </table:table-cell>
          <table:table-cell office:value-type="float" office:value="46.933398634801" calcext:value-type="float">
            <text:p>46.933398634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31164086132546" calcext:value-type="float">
            <text:p>0.0311640861</text:p>
          </table:table-cell>
          <table:table-cell office:value-type="float" office:value="0.031149996562873" calcext:value-type="float">
            <text:p>0.0311499966</text:p>
          </table:table-cell>
          <table:table-cell office:value-type="float" office:value="47.392540529794" calcext:value-type="float">
            <text:p>47.3925405298</text:p>
          </table:table-cell>
          <table:table-cell office:value-type="float" office:value="47.391782778833" calcext:value-type="float">
            <text:p>47.3917827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2778086919902" calcext:value-type="float">
            <text:p>0.0327780869</text:p>
          </table:table-cell>
          <table:table-cell office:value-type="float" office:value="0.032763867802467" calcext:value-type="float">
            <text:p>0.0327638678</text:p>
          </table:table-cell>
          <table:table-cell office:value-type="float" office:value="47.781862256104" calcext:value-type="float">
            <text:p>47.7818622561</text:p>
          </table:table-cell>
          <table:table-cell office:value-type="float" office:value="47.781096351618" calcext:value-type="float">
            <text:p>47.781096351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3438951938546" calcext:value-type="float">
            <text:p>0.0343895194</text:p>
          </table:table-cell>
          <table:table-cell office:value-type="float" office:value="0.034375190241145" calcext:value-type="float">
            <text:p>0.0343751902</text:p>
          </table:table-cell>
          <table:table-cell office:value-type="float" office:value="48.112141848274" calcext:value-type="float">
            <text:p>48.1121418483</text:p>
          </table:table-cell>
          <table:table-cell office:value-type="float" office:value="48.111793147813" calcext:value-type="float">
            <text:p>48.111793147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3599833903902" calcext:value-type="float">
            <text:p>0.035998339</text:p>
          </table:table-cell>
          <table:table-cell office:value-type="float" office:value="0.035983916418075" calcext:value-type="float">
            <text:p>0.0359839164</text:p>
          </table:table-cell>
          <table:table-cell office:value-type="float" office:value="48.392548396225" calcext:value-type="float">
            <text:p>48.3925483962</text:p>
          </table:table-cell>
          <table:table-cell office:value-type="float" office:value="48.392794954022" calcext:value-type="float">
            <text:p>48.39279495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37604620225641" calcext:value-type="float">
            <text:p>0.0376046202</text:p>
          </table:table-cell>
          <table:table-cell office:value-type="float" office:value="0.037590118170197" calcext:value-type="float">
            <text:p>0.0375901182</text:p>
          </table:table-cell>
          <table:table-cell office:value-type="float" office:value="48.631536491223" calcext:value-type="float">
            <text:p>48.6315364912</text:p>
          </table:table-cell>
          <table:table-cell office:value-type="float" office:value="48.631623288327" calcext:value-type="float">
            <text:p>48.631623288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920840781087" calcext:value-type="float">
            <text:p>0.0392084078</text:p>
          </table:table-cell>
          <table:table-cell office:value-type="float" office:value="0.039193838243322" calcext:value-type="float">
            <text:p>0.0391938382</text:p>
          </table:table-cell>
          <table:table-cell office:value-type="float" office:value="48.835117566844" calcext:value-type="float">
            <text:p>48.8351175668</text:p>
          </table:table-cell>
          <table:table-cell office:value-type="float" office:value="48.834668130405" calcext:value-type="float">
            <text:p>48.834668130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0809549985125" calcext:value-type="float">
            <text:p>0.04080955</text:p>
          </table:table-cell>
          <table:table-cell office:value-type="float" office:value="0.040794923013044" calcext:value-type="float">
            <text:p>0.040794923</text:p>
          </table:table-cell>
          <table:table-cell office:value-type="float" office:value="49.007551328272" calcext:value-type="float">
            <text:p>49.0075513283</text:p>
          </table:table-cell>
          <table:table-cell office:value-type="float" office:value="49.007338244405" calcext:value-type="float">
            <text:p>49.007338244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42408092224297" calcext:value-type="float">
            <text:p>0.0424080922</text:p>
          </table:table-cell>
          <table:table-cell office:value-type="float" office:value="0.042393416440636" calcext:value-type="float">
            <text:p>0.0423934164</text:p>
          </table:table-cell>
          <table:table-cell office:value-type="float" office:value="49.152801821122" calcext:value-type="float">
            <text:p>49.1528018211</text:p>
          </table:table-cell>
          <table:table-cell office:value-type="float" office:value="49.154200635514" calcext:value-type="float">
            <text:p>49.15420063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44004078996091" calcext:value-type="float">
            <text:p>0.044004079</text:p>
          </table:table-cell>
          <table:table-cell office:value-type="float" office:value="0.043989361697858" calcext:value-type="float">
            <text:p>0.0439893617</text:p>
          </table:table-cell>
          <table:table-cell office:value-type="float" office:value="49.278172512317" calcext:value-type="float">
            <text:p>49.2781725123</text:p>
          </table:table-cell>
          <table:table-cell office:value-type="float" office:value="49.279148318993" calcext:value-type="float">
            <text:p>49.27914831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45597521143651" calcext:value-type="float">
            <text:p>0.0455975211</text:p>
          </table:table-cell>
          <table:table-cell office:value-type="float" office:value="0.045582768529934" calcext:value-type="float">
            <text:p>0.0455827685</text:p>
          </table:table-cell>
          <table:table-cell office:value-type="float" office:value="49.383000546216" calcext:value-type="float">
            <text:p>49.3830005462</text:p>
          </table:table-cell>
          <table:table-cell office:value-type="float" office:value="49.385481297381" calcext:value-type="float">
            <text:p>49.38548129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47188429353659" calcext:value-type="float">
            <text:p>0.0471884294</text:p>
          </table:table-cell>
          <table:table-cell office:value-type="float" office:value="0.04717364668852" calcext:value-type="float">
            <text:p>0.0471736467</text:p>
          </table:table-cell>
          <table:table-cell office:value-type="float" office:value="49.474163236957" calcext:value-type="float">
            <text:p>49.474163237</text:p>
          </table:table-cell>
          <table:table-cell office:value-type="float" office:value="49.475996117005" calcext:value-type="float">
            <text:p>49.475996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776823326305" calcext:value-type="float">
            <text:p>0.0487768233</text:p>
          </table:table-cell>
          <table:table-cell office:value-type="float" office:value="0.048762015082295" calcext:value-type="float">
            <text:p>0.0487620151</text:p>
          </table:table-cell>
          <table:table-cell office:value-type="float" office:value="49.552082611014" calcext:value-type="float">
            <text:p>49.552082611</text:p>
          </table:table-cell>
          <table:table-cell office:value-type="float" office:value="49.553065688048" calcext:value-type="float">
            <text:p>49.553065688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4.4839in" svg:y="1.1059in">
            <draw:object draw:notify-on-update-of-ranges="Sheet2.B1:Sheet2.B1 Sheet2.B1:Sheet2.B32 Sheet2.B1:Sheet2.B1 Sheet2.E1:Sheet2.E32 Sheet2.C1:Sheet2.C1 Sheet2.E1:Sheet2.E32 Sheet2.C1:Sheet2.C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q_pl_strain</text:p>
          </table:table-cell>
          <table:table-cell office:value-type="string" calcext:value-type="string">
            <text:p>intnl</text:p>
          </table:table-cell>
          <table:table-cell office:value-type="string" calcext:value-type="string">
            <text:p>s_zz</text:p>
          </table:table-cell>
          <table:table-cell office:value-type="string" calcext:value-type="string">
            <text:p>vm_stress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6486574980836" calcext:value-type="float">
            <text:p>0.0016486575</text:p>
          </table:table-cell>
          <table:table-cell office:value-type="float" office:value="0.0016149143500243" calcext:value-type="float">
            <text:p>0.0016149144</text:p>
          </table:table-cell>
          <table:table-cell office:value-type="float" office:value="100.71667647027" calcext:value-type="float">
            <text:p>100.7166764703</text:p>
          </table:table-cell>
          <table:table-cell office:value-type="float" office:value="100.71668499152" calcext:value-type="float">
            <text:p>100.71668499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3013104134" calcext:value-type="float">
            <text:p>0.0033013104</text:p>
          </table:table-cell>
          <table:table-cell office:value-type="float" office:value="0.0032477025605975" calcext:value-type="float">
            <text:p>0.0032477026</text:p>
          </table:table-cell>
          <table:table-cell office:value-type="float" office:value="160.17632810932" calcext:value-type="float">
            <text:p>160.1763281093</text:p>
          </table:table-cell>
          <table:table-cell office:value-type="float" office:value="160.17589728809" calcext:value-type="float">
            <text:p>160.17589728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49525742105604" calcext:value-type="float">
            <text:p>0.0049525742</text:p>
          </table:table-cell>
          <table:table-cell office:value-type="float" office:value="0.0048818894303004" calcext:value-type="float">
            <text:p>0.0048818894</text:p>
          </table:table-cell>
          <table:table-cell office:value-type="float" office:value="211.3030994541" calcext:value-type="float">
            <text:p>211.3030994541</text:p>
          </table:table-cell>
          <table:table-cell office:value-type="float" office:value="211.30304552645" calcext:value-type="float">
            <text:p>211.30304552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66023401493426" calcext:value-type="float">
            <text:p>0.0066023401</text:p>
          </table:table-cell>
          <table:table-cell office:value-type="float" office:value="0.0065171402435578" calcext:value-type="float">
            <text:p>0.0065171402</text:p>
          </table:table-cell>
          <table:table-cell office:value-type="float" office:value="254.77980495417" calcext:value-type="float">
            <text:p>254.7798049542</text:p>
          </table:table-cell>
          <table:table-cell office:value-type="float" office:value="254.78039356956" calcext:value-type="float">
            <text:p>254.78039356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2504473894067" calcext:value-type="float">
            <text:p>0.0082504474</text:p>
          </table:table-cell>
          <table:table-cell office:value-type="float" office:value="0.0081529147781126" calcext:value-type="float">
            <text:p>0.0081529148</text:p>
          </table:table-cell>
          <table:table-cell office:value-type="float" office:value="291.73782446095" calcext:value-type="float">
            <text:p>291.737824461</text:p>
          </table:table-cell>
          <table:table-cell office:value-type="float" office:value="291.73816342801" calcext:value-type="float">
            <text:p>291.7381634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98967416778918" calcext:value-type="float">
            <text:p>0.0098967417</text:p>
          </table:table-cell>
          <table:table-cell office:value-type="float" office:value="0.0097887354299663" calcext:value-type="float">
            <text:p>0.0097887354</text:p>
          </table:table-cell>
          <table:table-cell office:value-type="float" office:value="323.13923846952" calcext:value-type="float">
            <text:p>323.1392384695</text:p>
          </table:table-cell>
          <table:table-cell office:value-type="float" office:value="323.13949717109" calcext:value-type="float">
            <text:p>323.13949717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1541096811825" calcext:value-type="float">
            <text:p>0.0115410968</text:p>
          </table:table-cell>
          <table:table-cell office:value-type="float" office:value="0.011424198941563" calcext:value-type="float">
            <text:p>0.0114241989</text:p>
          </table:table-cell>
          <table:table-cell office:value-type="float" office:value="349.80986210024" calcext:value-type="float">
            <text:p>349.8098621002</text:p>
          </table:table-cell>
          <table:table-cell office:value-type="float" office:value="349.81004241264" calcext:value-type="float">
            <text:p>349.81004241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3183404887742" calcext:value-type="float">
            <text:p>0.0131834049</text:p>
          </table:table-cell>
          <table:table-cell office:value-type="float" office:value="0.013058960452409" calcext:value-type="float">
            <text:p>0.0130589605</text:p>
          </table:table-cell>
          <table:table-cell office:value-type="float" office:value="372.45624419435" calcext:value-type="float">
            <text:p>372.4562441944</text:p>
          </table:table-cell>
          <table:table-cell office:value-type="float" office:value="372.45641534156" calcext:value-type="float">
            <text:p>372.456415341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4823576852969" calcext:value-type="float">
            <text:p>0.0148235769</text:p>
          </table:table-cell>
          <table:table-cell office:value-type="float" office:value="0.014692728659882" calcext:value-type="float">
            <text:p>0.0146927287</text:p>
          </table:table-cell>
          <table:table-cell office:value-type="float" office:value="391.68193358242" calcext:value-type="float">
            <text:p>391.6819335824</text:p>
          </table:table-cell>
          <table:table-cell office:value-type="float" office:value="391.68212529079" calcext:value-type="float">
            <text:p>391.6821252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461534539209" calcext:value-type="float">
            <text:p>0.0164615345</text:p>
          </table:table-cell>
          <table:table-cell office:value-type="float" office:value="0.01632525301872" calcext:value-type="float">
            <text:p>0.016325253</text:p>
          </table:table-cell>
          <table:table-cell office:value-type="float" office:value="408.00161358629" calcext:value-type="float">
            <text:p>408.0016135863</text:p>
          </table:table-cell>
          <table:table-cell office:value-type="float" office:value="408.00185836116" calcext:value-type="float">
            <text:p>408.001858361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8097214081262" calcext:value-type="float">
            <text:p>0.0180972141</text:p>
          </table:table-cell>
          <table:table-cell office:value-type="float" office:value="0.017956322946544" calcext:value-type="float">
            <text:p>0.0179563229</text:p>
          </table:table-cell>
          <table:table-cell office:value-type="float" office:value="421.85365947755" calcext:value-type="float">
            <text:p>421.8536594776</text:p>
          </table:table-cell>
          <table:table-cell office:value-type="float" office:value="421.8539351556" calcext:value-type="float">
            <text:p>421.853935155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19730556030256" calcext:value-type="float">
            <text:p>0.019730556</text:p>
          </table:table-cell>
          <table:table-cell office:value-type="float" office:value="0.01958575422569" calcext:value-type="float">
            <text:p>0.0195857542</text:p>
          </table:table-cell>
          <table:table-cell office:value-type="float" office:value="433.61136689623" calcext:value-type="float">
            <text:p>433.6113668962</text:p>
          </table:table-cell>
          <table:table-cell office:value-type="float" office:value="433.61129847223" calcext:value-type="float">
            <text:p>433.611298472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1361533256963" calcext:value-type="float">
            <text:p>0.0213615333</text:p>
          </table:table-cell>
          <table:table-cell office:value-type="float" office:value="0.021213413732208" calcext:value-type="float">
            <text:p>0.0212134137</text:p>
          </table:table-cell>
          <table:table-cell office:value-type="float" office:value="443.59094614832" calcext:value-type="float">
            <text:p>443.5909461483</text:p>
          </table:table-cell>
          <table:table-cell office:value-type="float" office:value="443.59094084705" calcext:value-type="float">
            <text:p>443.590940847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299009894693" calcext:value-type="float">
            <text:p>0.0229900989</text:p>
          </table:table-cell>
          <table:table-cell office:value-type="float" office:value="0.022839164604586" calcext:value-type="float">
            <text:p>0.0228391646</text:p>
          </table:table-cell>
          <table:table-cell office:value-type="float" office:value="452.06224989971" calcext:value-type="float">
            <text:p>452.0622498997</text:p>
          </table:table-cell>
          <table:table-cell office:value-type="float" office:value="452.0622692732" calcext:value-type="float">
            <text:p>452.062269273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616213877144" calcext:value-type="float">
            <text:p>0.0246162139</text:p>
          </table:table-cell>
          <table:table-cell office:value-type="float" office:value="0.024462891252376" calcext:value-type="float">
            <text:p>0.0244628913</text:p>
          </table:table-cell>
          <table:table-cell office:value-type="float" office:value="459.25368771299" calcext:value-type="float">
            <text:p>459.253687713</text:p>
          </table:table-cell>
          <table:table-cell office:value-type="float" office:value="459.25386532236" calcext:value-type="float">
            <text:p>459.253865322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6239869053466" calcext:value-type="float">
            <text:p>0.0262398691</text:p>
          </table:table-cell>
          <table:table-cell office:value-type="float" office:value="0.026084519886125" calcext:value-type="float">
            <text:p>0.0260845199</text:p>
          </table:table-cell>
          <table:table-cell office:value-type="float" office:value="465.35970941673" calcext:value-type="float">
            <text:p>465.3597094167</text:p>
          </table:table-cell>
          <table:table-cell office:value-type="float" office:value="465.35974384277" calcext:value-type="float">
            <text:p>465.359743842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27861039932961" calcext:value-type="float">
            <text:p>0.0278610399</text:p>
          </table:table-cell>
          <table:table-cell office:value-type="float" office:value="0.027703970984788" calcext:value-type="float">
            <text:p>0.027703971</text:p>
          </table:table-cell>
          <table:table-cell office:value-type="float" office:value="470.54451433714" calcext:value-type="float">
            <text:p>470.5445143371</text:p>
          </table:table-cell>
          <table:table-cell office:value-type="float" office:value="470.54459210544" calcext:value-type="float">
            <text:p>470.544592105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2947971390546" calcext:value-type="float">
            <text:p>0.0294797139</text:p>
          </table:table-cell>
          <table:table-cell office:value-type="float" office:value="0.029321185344898" calcext:value-type="float">
            <text:p>0.0293211853</text:p>
          </table:table-cell>
          <table:table-cell office:value-type="float" office:value="474.94788423282" calcext:value-type="float">
            <text:p>474.9478842328</text:p>
          </table:table-cell>
          <table:table-cell office:value-type="float" office:value="474.94802395906" calcext:value-type="float">
            <text:p>474.948023959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31095880549592" calcext:value-type="float">
            <text:p>0.0310958805</text:p>
          </table:table-cell>
          <table:table-cell office:value-type="float" office:value="0.030936113036805" calcext:value-type="float">
            <text:p>0.030936113</text:p>
          </table:table-cell>
          <table:table-cell office:value-type="float" office:value="478.68815695048" calcext:value-type="float">
            <text:p>478.6881569505</text:p>
          </table:table-cell>
          <table:table-cell office:value-type="float" office:value="478.68846444224" calcext:value-type="float">
            <text:p>478.6884644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2709530997513" calcext:value-type="float">
            <text:p>0.032709531</text:p>
          </table:table-cell>
          <table:table-cell office:value-type="float" office:value="0.032548711702253" calcext:value-type="float">
            <text:p>0.0325487117</text:p>
          </table:table-cell>
          <table:table-cell office:value-type="float" office:value="481.86575062966" calcext:value-type="float">
            <text:p>481.8657506297</text:p>
          </table:table-cell>
          <table:table-cell office:value-type="float" office:value="481.86633128868" calcext:value-type="float">
            <text:p>481.866331288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34320677046521" calcext:value-type="float">
            <text:p>0.034320677</text:p>
          </table:table-cell>
          <table:table-cell office:value-type="float" office:value="0.03415896474704" calcext:value-type="float">
            <text:p>0.0341589647</text:p>
          </table:table-cell>
          <table:table-cell office:value-type="float" office:value="484.56707997598" calcext:value-type="float">
            <text:p>484.567079976</text:p>
          </table:table-cell>
          <table:table-cell office:value-type="float" office:value="484.56677098448" calcext:value-type="float">
            <text:p>484.56677098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35929293923515" calcext:value-type="float">
            <text:p>0.0359292939</text:p>
          </table:table-cell>
          <table:table-cell office:value-type="float" office:value="0.03576682332984" calcext:value-type="float">
            <text:p>0.0357668233</text:p>
          </table:table-cell>
          <table:table-cell office:value-type="float" office:value="486.86225140432" calcext:value-type="float">
            <text:p>486.8622514043</text:p>
          </table:table-cell>
          <table:table-cell office:value-type="float" office:value="486.86200838637" calcext:value-type="float">
            <text:p>486.86200838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37535383528573" calcext:value-type="float">
            <text:p>0.0375353835</text:p>
          </table:table-cell>
          <table:table-cell office:value-type="float" office:value="0.037372268958246" calcext:value-type="float">
            <text:p>0.037372269</text:p>
          </table:table-cell>
          <table:table-cell office:value-type="float" office:value="488.81340759763" calcext:value-type="float">
            <text:p>488.8134075976</text:p>
          </table:table-cell>
          <table:table-cell office:value-type="float" office:value="488.81323642354" calcext:value-type="float">
            <text:p>488.813236423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9138945594428" calcext:value-type="float">
            <text:p>0.0391389456</text:p>
          </table:table-cell>
          <table:table-cell office:value-type="float" office:value="0.038975284065891" calcext:value-type="float">
            <text:p>0.0389752841</text:p>
          </table:table-cell>
          <table:table-cell office:value-type="float" office:value="490.47250880989" calcext:value-type="float">
            <text:p>490.4725088099</text:p>
          </table:table-cell>
          <table:table-cell office:value-type="float" office:value="490.47238615823" calcext:value-type="float">
            <text:p>490.47238615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0739981052501" calcext:value-type="float">
            <text:p>0.0407399811</text:p>
          </table:table-cell>
          <table:table-cell office:value-type="float" office:value="0.04057585491787" calcext:value-type="float">
            <text:p>0.0405758549</text:p>
          </table:table-cell>
          <table:table-cell office:value-type="float" office:value="491.88359057312" calcext:value-type="float">
            <text:p>491.8835905731</text:p>
          </table:table-cell>
          <table:table-cell office:value-type="float" office:value="491.88349813376" calcext:value-type="float">
            <text:p>491.883498133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42338491888958" calcext:value-type="float">
            <text:p>0.0423384919</text:p>
          </table:table-cell>
          <table:table-cell office:value-type="float" office:value="0.042173971063119" calcext:value-type="float">
            <text:p>0.0421739711</text:p>
          </table:table-cell>
          <table:table-cell office:value-type="float" office:value="493.08400337318" calcext:value-type="float">
            <text:p>493.0840033732</text:p>
          </table:table-cell>
          <table:table-cell office:value-type="float" office:value="493.08393016576" calcext:value-type="float">
            <text:p>493.083930165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43934480988846" calcext:value-type="float">
            <text:p>0.043934481</text:p>
          </table:table-cell>
          <table:table-cell office:value-type="float" office:value="0.04376962483819" calcext:value-type="float">
            <text:p>0.0437696248</text:p>
          </table:table-cell>
          <table:table-cell office:value-type="float" office:value="494.10543640424" calcext:value-type="float">
            <text:p>494.1054364042</text:p>
          </table:table-cell>
          <table:table-cell office:value-type="float" office:value="494.10537617099" calcext:value-type="float">
            <text:p>494.1053761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45527951995825" calcext:value-type="float">
            <text:p>0.045527952</text:p>
          </table:table-cell>
          <table:table-cell office:value-type="float" office:value="0.045362810938732" calcext:value-type="float">
            <text:p>0.0453628109</text:p>
          </table:table-cell>
          <table:table-cell office:value-type="float" office:value="494.97478026054" calcext:value-type="float">
            <text:p>494.9747802605</text:p>
          </table:table-cell>
          <table:table-cell office:value-type="float" office:value="494.97472935576" calcext:value-type="float">
            <text:p>494.974729355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4711890918586" calcext:value-type="float">
            <text:p>0.0471189092</text:p>
          </table:table-cell>
          <table:table-cell office:value-type="float" office:value="0.046953526049041" calcext:value-type="float">
            <text:p>0.046953526</text:p>
          </table:table-cell>
          <table:table-cell office:value-type="float" office:value="495.71485615004" calcext:value-type="float">
            <text:p>495.71485615</text:p>
          </table:table-cell>
          <table:table-cell office:value-type="float" office:value="495.7148134906" calcext:value-type="float">
            <text:p>495.7148134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707357388187" calcext:value-type="float">
            <text:p>0.0487073574</text:p>
          </table:table-cell>
          <table:table-cell office:value-type="float" office:value="0.048541768556265" calcext:value-type="float">
            <text:p>0.0485417686</text:p>
          </table:table-cell>
          <table:table-cell office:value-type="float" office:value="496.34504056897" calcext:value-type="float">
            <text:p>496.345040569</text:p>
          </table:table-cell>
          <table:table-cell office:value-type="float" office:value="496.3450023993" calcext:value-type="float">
            <text:p>496.3450023993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5.0689in" svg:y="0.6772in">
            <draw:object draw:notify-on-update-of-ranges="Sheet5.B2:Sheet5.B22 Sheet5.B2:Sheet5.B2 Sheet5.E2:Sheet5.E22 Sheet5.B2:Sheet5.B2 Sheet5.C2:Sheet5.C22 Sheet5.C2:Sheet5.C2 Sheet5.E2:Sheet5.E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q_pl_strain</text:p>
          </table:table-cell>
          <table:table-cell office:value-type="string" calcext:value-type="string">
            <text:p>intnl</text:p>
          </table:table-cell>
          <table:table-cell office:value-type="string" calcext:value-type="string">
            <text:p>stress_zz</text:p>
          </table:table-cell>
          <table:table-cell office:value-type="string" calcext:value-type="string">
            <text:p>vm_stress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q_pl_strain</text:p>
          </table:table-cell>
          <table:table-cell office:value-type="string" calcext:value-type="string">
            <text:p>intnl</text:p>
          </table:table-cell>
          <table:table-cell office:value-type="string" calcext:value-type="string">
            <text:p>stress_zz</text:p>
          </table:table-cell>
          <table:table-cell office:value-type="string" calcext:value-type="string">
            <text:p>vm_stress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97074365822" calcext:value-type="float">
            <text:p>34.9970743658</text:p>
          </table:table-cell>
          <table:table-cell office:value-type="float" office:value="34.997074348366" calcext:value-type="float">
            <text:p>34.99707434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88317340653" calcext:value-type="float">
            <text:p>69.9883173407</text:p>
          </table:table-cell>
          <table:table-cell office:value-type="float" office:value="69.988317323329" calcext:value-type="float">
            <text:p>69.988317323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97373087113" calcext:value-type="float">
            <text:p>104.9737308711</text:p>
          </table:table-cell>
          <table:table-cell office:value-type="float" office:value="104.97373085353" calcext:value-type="float">
            <text:p>104.973730853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95331689902" calcext:value-type="float">
            <text:p>139.953316899</text:p>
          </table:table-cell>
          <table:table-cell office:value-type="float" office:value="139.9533168816" calcext:value-type="float">
            <text:p>139.95331688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2707733736" calcext:value-type="float">
            <text:p>174.9270773374</text:p>
          </table:table-cell>
          <table:table-cell office:value-type="float" office:value="174.92707721575" calcext:value-type="float">
            <text:p>174.927077215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float" office:value="209.89501440629" calcext:value-type="float">
            <text:p>209.8950144063</text:p>
          </table:table-cell>
          <table:table-cell office:value-type="float" office:value="209.89502442842" calcext:value-type="float">
            <text:p>209.895024428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1" office:value-type="float" office:value="0.000023128704573386" calcext:value-type="float">
            <text:p>2.31E-005</text:p>
          </table:table-cell>
          <table:table-cell table:style-name="ce1" office:value-type="float" office:value="0.000023129179828559" calcext:value-type="float">
            <text:p>2.31E-005</text:p>
          </table:table-cell>
          <table:table-cell office:value-type="float" office:value="240.00000679096" calcext:value-type="float">
            <text:p>240.00000679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18958767538314" calcext:value-type="float">
            <text:p>0.0001895877</text:p>
          </table:table-cell>
          <table:table-cell office:value-type="float" office:value="0.00018958777779081" calcext:value-type="float">
            <text:p>0.0001895878</text:p>
          </table:table-cell>
          <table:table-cell office:value-type="float" office:value="240.00000138276" calcext:value-type="float">
            <text:p>240.00000138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35601854754208" calcext:value-type="float">
            <text:p>0.0003560185</text:p>
          </table:table-cell>
          <table:table-cell office:value-type="float" office:value="0.00035601866158151" calcext:value-type="float">
            <text:p>0.0003560187</text:p>
          </table:table-cell>
          <table:table-cell office:value-type="float" office:value="240.000001394" calcext:value-type="float">
            <text:p>240.00000139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2242172499131" calcext:value-type="float">
            <text:p>0.0005224217</text:p>
          </table:table-cell>
          <table:table-cell office:value-type="float" office:value="0.00052242185074321" calcext:value-type="float">
            <text:p>0.0005224219</text:p>
          </table:table-cell>
          <table:table-cell office:value-type="float" office:value="240.00000140529" calcext:value-type="float">
            <text:p>240.000001405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68879721693451" calcext:value-type="float">
            <text:p>0.0006887972</text:p>
          </table:table-cell>
          <table:table-cell office:value-type="float" office:value="0.00068879735449351" calcext:value-type="float">
            <text:p>0.0006887974</text:p>
          </table:table-cell>
          <table:table-cell office:value-type="float" office:value="240.0000014155" calcext:value-type="float">
            <text:p>240.00000141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85514503257401" calcext:value-type="float">
            <text:p>0.000855145</text:p>
          </table:table-cell>
          <table:table-cell office:value-type="float" office:value="0.00085514518204109" calcext:value-type="float">
            <text:p>0.0008551452</text:p>
          </table:table-cell>
          <table:table-cell office:value-type="float" office:value="240.00000142575" calcext:value-type="float">
            <text:p>240.000001425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10214651811113" calcext:value-type="float">
            <text:p>0.0010214652</text:p>
          </table:table-cell>
          <table:table-cell office:value-type="float" office:value="0.0010214653425938" calcext:value-type="float">
            <text:p>0.0010214653</text:p>
          </table:table-cell>
          <table:table-cell office:value-type="float" office:value="240.00000143515" calcext:value-type="float">
            <text:p>240.000001435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11877576717163" calcext:value-type="float">
            <text:p>0.0011877577</text:p>
          </table:table-cell>
          <table:table-cell office:value-type="float" office:value="0.001187757845354" calcext:value-type="float">
            <text:p>0.0011877578</text:p>
          </table:table-cell>
          <table:table-cell office:value-type="float" office:value="240.00000144342" calcext:value-type="float">
            <text:p>240.000001443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13540225135936" calcext:value-type="float">
            <text:p>0.0013540225</text:p>
          </table:table-cell>
          <table:table-cell office:value-type="float" office:value="0.0013540226995151" calcext:value-type="float">
            <text:p>0.0013540227</text:p>
          </table:table-cell>
          <table:table-cell office:value-type="float" office:value="240.00000145229" calcext:value-type="float">
            <text:p>240.000001452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15202597159248" calcext:value-type="float">
            <text:p>0.0015202597</text:p>
          </table:table-cell>
          <table:table-cell office:value-type="float" office:value="0.0015202599142733" calcext:value-type="float">
            <text:p>0.0015202599</text:p>
          </table:table-cell>
          <table:table-cell office:value-type="float" office:value="240.00000145995" calcext:value-type="float">
            <text:p>240.0000014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16864692878848" calcext:value-type="float">
            <text:p>0.0016864693</text:p>
          </table:table-cell>
          <table:table-cell office:value-type="float" office:value="0.0016864694988164" calcext:value-type="float">
            <text:p>0.0016864695</text:p>
          </table:table-cell>
          <table:table-cell office:value-type="float" office:value="240.00000146636" calcext:value-type="float">
            <text:p>240.00000146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18526512386456" calcext:value-type="float">
            <text:p>0.0018526512</text:p>
          </table:table-cell>
          <table:table-cell office:value-type="float" office:value="0.0018526514623254" calcext:value-type="float">
            <text:p>0.0018526515</text:p>
          </table:table-cell>
          <table:table-cell office:value-type="float" office:value="240.00000147272" calcext:value-type="float">
            <text:p>240.00000147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20188055773985" calcext:value-type="float">
            <text:p>0.0020188056</text:p>
          </table:table-cell>
          <table:table-cell office:value-type="float" office:value="0.0020188058139795" calcext:value-type="float">
            <text:p>0.0020188058</text:p>
          </table:table-cell>
          <table:table-cell office:value-type="float" office:value="240.00000147883" calcext:value-type="float">
            <text:p>240.00000147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21849323750989" calcext:value-type="float">
            <text:p>0.0021849324</text:p>
          </table:table-cell>
          <table:table-cell office:value-type="float" office:value="0.0021849325653507" calcext:value-type="float">
            <text:p>0.0021849326</text:p>
          </table:table-cell>
          <table:table-cell office:value-type="float" office:value="240.00000022576" calcext:value-type="float">
            <text:p>240.0000002258</text:p>
          </table:table-cell>
          <table:table-cell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8:15:40.82247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10-26T16:38:35.134965017</meta:creation-date>
    <dc:date>2015-10-27T14:32:11.685364074</dc:date>
    <dc:creator>Rachel Waxman</dc:creator>
    <meta:editing-duration>PT6H28M17S</meta:editing-duration>
    <meta:editing-cycles>16</meta:editing-cycles>
    <meta:generator>LibreOffice/4.2.8.2$Linux_X86_64 LibreOffice_project/420m0$Build-2</meta:generator>
    <meta:document-statistic meta:table-count="5" meta:cell-count="7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1:Sheet1.B31" svg:x="0.32cm" svg:y="0.18cm" svg:width="13.097cm" svg:height="8.64cm">
          <chartooo:coordinate-region svg:x="0.941cm" svg:y="0.379cm" svg:width="12.0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31" chart:class="chart:scatter">
            <chart:domain table:cell-range-address="Sheet1.A11:Sheet1.A3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1:Sheet1.A31</svg:desc>
                </draw:g>
              </table:table-cell>
              <table:table-cell office:value-type="float" office:value="0">
                <text:p>0</text:p>
                <draw:g>
                  <svg:desc>Sheet1.B11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765609426695">
                <text:p>0.0016765609426695</text:p>
              </table:table-cell>
              <table:table-cell office:value-type="float" office:value="7.71776966444599">
                <text:p>7.71776966444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24939255144">
                <text:p>0.003324939255144</text:p>
              </table:table-cell>
              <table:table-cell office:value-type="float" office:value="14.1433487467506">
                <text:p>14.1433487467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9619737781617">
                <text:p>0.0049619737781617</text:p>
              </table:table-cell>
              <table:table-cell office:value-type="float" office:value="19.5579271292383">
                <text:p>19.5579271292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6318852037226">
                <text:p>0.0066318852037226</text:p>
              </table:table-cell>
              <table:table-cell office:value-type="float" office:value="24.2397015990754">
                <text:p>24.239701599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834716588951">
                <text:p>0.0082834716588951</text:p>
              </table:table-cell>
              <table:table-cell office:value-type="float" office:value="28.161470030148">
                <text:p>28.161470030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335196896315">
                <text:p>0.0099335196896315</text:p>
              </table:table-cell>
              <table:table-cell office:value-type="float" office:value="31.4833368691374">
                <text:p>31.4833368691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581013781858">
                <text:p>0.011581013781858</text:p>
              </table:table-cell>
              <table:table-cell office:value-type="float" office:value="34.2959031018095">
                <text:p>34.2959031018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225944159307">
                <text:p>0.013225944159307</text:p>
              </table:table-cell>
              <table:table-cell office:value-type="float" office:value="36.6778429925578">
                <text:p>36.6778429925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68307595233">
                <text:p>0.014868307595233</text:p>
              </table:table-cell>
              <table:table-cell office:value-type="float" office:value="38.6955975645289">
                <text:p>38.6955975645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508111847948">
                <text:p>0.016508111847948</text:p>
              </table:table-cell>
              <table:table-cell office:value-type="float" office:value="40.4052908087815">
                <text:p>40.4052908087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145366875626">
                <text:p>0.018145366875626</text:p>
              </table:table-cell>
              <table:table-cell office:value-type="float" office:value="41.8543314650801">
                <text:p>41.8543314650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78004740344">
                <text:p>0.01978004740344</text:p>
              </table:table-cell>
              <table:table-cell office:value-type="float" office:value="43.0827501848127">
                <text:p>43.0827501848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412148342957">
                <text:p>0.021412148342957</text:p>
              </table:table-cell>
              <table:table-cell office:value-type="float" office:value="44.124400066645">
                <text:p>44.124400066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041576302388">
                <text:p>0.023041576302388</text:p>
              </table:table-cell>
              <table:table-cell office:value-type="float" office:value="45.0078565072796">
                <text:p>45.0078565072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668396688799">
                <text:p>0.024668396688799</text:p>
              </table:table-cell>
              <table:table-cell office:value-type="float" office:value="45.757370099356">
                <text:p>45.757370099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292741492378">
                <text:p>0.026292741492378</text:p>
              </table:table-cell>
              <table:table-cell office:value-type="float" office:value="46.393460028114">
                <text:p>46.393460028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914390592969">
                <text:p>0.027914390592969</text:p>
              </table:table-cell>
              <table:table-cell office:value-type="float" office:value="46.9333555643034">
                <text:p>46.9333555643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533441487357">
                <text:p>0.029533441487357</text:p>
              </table:table-cell>
              <table:table-cell office:value-type="float" office:value="47.3917516736444">
                <text:p>47.3917516736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149996562873">
                <text:p>0.031149996562873</text:p>
              </table:table-cell>
              <table:table-cell office:value-type="float" office:value="47.7810738799526">
                <text:p>47.7810738799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763867810378">
                <text:p>0.032763867810378</text:p>
              </table:table-cell>
              <table:table-cell office:value-type="float" office:value="48.1117769070329">
                <text:p>48.1117769070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Sheet1_2.B2:Sheet1_2.B32 Sheet1_2.E1:Sheet1_2.E32" chart:data-source-has-labels="row" svg:x="0.32cm" svg:y="0.18cm" svg:width="12.991cm" svg:height="8.64cm">
          <chartooo:coordinate-region svg:x="0.941cm" svg:y="0.379cm" svg:width="12.0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E2:Sheet1_2.E32" chart:label-cell-address="Sheet1_2.E1:Sheet1_2.E1" chart:class="chart:scatter">
            <chart:domain table:cell-range-address="Sheet1_2.B2:Sheet1_2.B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m_stress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B2:Sheet1_2.B32</svg:desc>
                </draw:g>
              </table:table-cell>
              <table:table-cell office:value-type="float" office:value="0">
                <text:p>0</text:p>
                <draw:g>
                  <svg:desc>Sheet1_2.E2:Sheet1_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765648698702">
                <text:p>0.0016765648698702</text:p>
              </table:table-cell>
              <table:table-cell office:value-type="float" office:value="0.011781594702235">
                <text:p>0.011781594702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263240276651">
                <text:p>0.0033263240276651</text:p>
              </table:table-cell>
              <table:table-cell office:value-type="float" office:value="7.726001507139">
                <text:p>7.72600150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965086966347">
                <text:p>0.004965086966347</text:p>
              </table:table-cell>
              <table:table-cell office:value-type="float" office:value="14.149287962966">
                <text:p>14.14928796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6367103215285">
                <text:p>0.0066367103215285</text:p>
              </table:table-cell>
              <table:table-cell office:value-type="float" office:value="19.562281582597">
                <text:p>19.562281582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898542920081">
                <text:p>0.0082898542920081</text:p>
              </table:table-cell>
              <table:table-cell office:value-type="float" office:value="24.242793299146">
                <text:p>24.242793299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4120733177">
                <text:p>0.00994120733177</text:p>
              </table:table-cell>
              <table:table-cell office:value-type="float" office:value="28.163690685979">
                <text:p>28.16369068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589807126519">
                <text:p>0.011589807126519</text:p>
              </table:table-cell>
              <table:table-cell office:value-type="float" office:value="31.484931500288">
                <text:p>31.484931500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235673825217">
                <text:p>0.013235673825217</text:p>
              </table:table-cell>
              <table:table-cell office:value-type="float" office:value="34.297048724593">
                <text:p>34.297048724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78830291554">
                <text:p>0.014878830291554</text:p>
              </table:table-cell>
              <table:table-cell office:value-type="float" office:value="36.678666426236">
                <text:p>36.67866642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5193063532">
                <text:p>0.0165193063532</text:p>
              </table:table-cell>
              <table:table-cell office:value-type="float" office:value="38.696189703494">
                <text:p>38.696189703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157130622733">
                <text:p>0.018157130622733</text:p>
              </table:table-cell>
              <table:table-cell office:value-type="float" office:value="40.405716827274">
                <text:p>40.405716827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792293606174">
                <text:p>0.019792293606174</text:p>
              </table:table-cell>
              <table:table-cell office:value-type="float" office:value="41.854638108441">
                <text:p>41.85463810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42480353667">
                <text:p>0.02142480353667</text:p>
              </table:table-cell>
              <table:table-cell office:value-type="float" office:value="43.082971008907">
                <text:p>43.082971008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054578296537">
                <text:p>0.023054578296537</text:p>
              </table:table-cell>
              <table:table-cell office:value-type="float" office:value="44.124559157918">
                <text:p>44.124559157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681692794636">
                <text:p>0.024681692794636</text:p>
              </table:table-cell>
              <table:table-cell office:value-type="float" office:value="45.007971183225">
                <text:p>45.007971183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306287090379">
                <text:p>0.026306287090379</text:p>
              </table:table-cell>
              <table:table-cell office:value-type="float" office:value="45.757452804733">
                <text:p>45.757452804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928147921997">
                <text:p>0.027928147921997</text:p>
              </table:table-cell>
              <table:table-cell office:value-type="float" office:value="46.393519696561">
                <text:p>46.393519696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547378507322">
                <text:p>0.029547378507322</text:p>
              </table:table-cell>
              <table:table-cell office:value-type="float" office:value="46.933398634801">
                <text:p>46.933398634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164086132546">
                <text:p>0.031164086132546</text:p>
              </table:table-cell>
              <table:table-cell office:value-type="float" office:value="47.391782778833">
                <text:p>47.391782778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778086919902">
                <text:p>0.032778086919902</text:p>
              </table:table-cell>
              <table:table-cell office:value-type="float" office:value="47.781096351618">
                <text:p>47.781096351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38951938546">
                <text:p>0.03438951938546</text:p>
              </table:table-cell>
              <table:table-cell office:value-type="float" office:value="48.111793147813">
                <text:p>48.111793147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599833903902">
                <text:p>0.03599833903902</text:p>
              </table:table-cell>
              <table:table-cell office:value-type="float" office:value="48.392794954022">
                <text:p>48.392794954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604620225641">
                <text:p>0.037604620225641</text:p>
              </table:table-cell>
              <table:table-cell office:value-type="float" office:value="48.631623288327">
                <text:p>48.631623288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20840781087">
                <text:p>0.03920840781087</text:p>
              </table:table-cell>
              <table:table-cell office:value-type="float" office:value="48.834668130405">
                <text:p>48.834668130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809549985125">
                <text:p>0.040809549985125</text:p>
              </table:table-cell>
              <table:table-cell office:value-type="float" office:value="49.007338244405">
                <text:p>49.00733824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408092224297">
                <text:p>0.042408092224297</text:p>
              </table:table-cell>
              <table:table-cell office:value-type="float" office:value="49.154200635514">
                <text:p>49.1542006355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004078996091">
                <text:p>0.044004078996091</text:p>
              </table:table-cell>
              <table:table-cell office:value-type="float" office:value="49.279148318993">
                <text:p>49.279148318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5597521143651">
                <text:p>0.045597521143651</text:p>
              </table:table-cell>
              <table:table-cell office:value-type="float" office:value="49.385481297381">
                <text:p>49.385481297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188429353659">
                <text:p>0.047188429353659</text:p>
              </table:table-cell>
              <table:table-cell office:value-type="float" office:value="49.475996117005">
                <text:p>49.475996117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8776823326305">
                <text:p>0.048776823326305</text:p>
              </table:table-cell>
              <table:table-cell office:value-type="float" office:value="49.553065688048">
                <text:p>49.553065688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Sheet1_3.D2:Sheet1_3.D22 Sheet1_3.L1:Sheet1_3.L22" chart:data-source-has-labels="row" svg:x="0.32cm" svg:y="0.18cm" svg:width="12.991cm" svg:height="8.64cm">
          <chartooo:coordinate-region svg:x="0.941cm" svg:y="0.379cm" svg:width="11.9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3.L2:Sheet1_3.L22" chart:label-cell-address="Sheet1_3.L1:Sheet1_3.L1" chart:class="chart:scatter">
            <chart:domain table:cell-range-address="Sheet1_3.D2:Sheet1_3.D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m_stress</text:p>
                <draw:g>
                  <svg:desc>Sheet1_3.L1:Sheet1_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3.D2:Sheet1_3.D22</svg:desc>
                </draw:g>
              </table:table-cell>
              <table:table-cell office:value-type="float" office:value="0">
                <text:p>0</text:p>
                <draw:g>
                  <svg:desc>Sheet1_3.L2:Sheet1_3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765609426695">
                <text:p>0.0016765609426695</text:p>
              </table:table-cell>
              <table:table-cell office:value-type="float" office:value="0.011781594702235">
                <text:p>0.011781594702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24939255144">
                <text:p>0.003324939255144</text:p>
              </table:table-cell>
              <table:table-cell office:value-type="float" office:value="7.726001507139">
                <text:p>7.72600150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9619737781617">
                <text:p>0.0049619737781617</text:p>
              </table:table-cell>
              <table:table-cell office:value-type="float" office:value="14.149287962966">
                <text:p>14.14928796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6318852037226">
                <text:p>0.0066318852037226</text:p>
              </table:table-cell>
              <table:table-cell office:value-type="float" office:value="19.562281582597">
                <text:p>19.562281582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834716588951">
                <text:p>0.0082834716588951</text:p>
              </table:table-cell>
              <table:table-cell office:value-type="float" office:value="24.242793299146">
                <text:p>24.242793299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335196896315">
                <text:p>0.0099335196896315</text:p>
              </table:table-cell>
              <table:table-cell office:value-type="float" office:value="28.163690685979">
                <text:p>28.16369068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581013781858">
                <text:p>0.011581013781858</text:p>
              </table:table-cell>
              <table:table-cell office:value-type="float" office:value="31.484931500288">
                <text:p>31.484931500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225944159307">
                <text:p>0.013225944159307</text:p>
              </table:table-cell>
              <table:table-cell office:value-type="float" office:value="34.297048724593">
                <text:p>34.297048724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68307595233">
                <text:p>0.014868307595233</text:p>
              </table:table-cell>
              <table:table-cell office:value-type="float" office:value="36.678666426236">
                <text:p>36.67866642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508111847948">
                <text:p>0.016508111847948</text:p>
              </table:table-cell>
              <table:table-cell office:value-type="float" office:value="38.696189703494">
                <text:p>38.696189703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145366875626">
                <text:p>0.018145366875626</text:p>
              </table:table-cell>
              <table:table-cell office:value-type="float" office:value="40.405716827274">
                <text:p>40.405716827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78004740344">
                <text:p>0.01978004740344</text:p>
              </table:table-cell>
              <table:table-cell office:value-type="float" office:value="41.854638108441">
                <text:p>41.85463810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412148342957">
                <text:p>0.021412148342957</text:p>
              </table:table-cell>
              <table:table-cell office:value-type="float" office:value="43.082971008907">
                <text:p>43.082971008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041576302388">
                <text:p>0.023041576302388</text:p>
              </table:table-cell>
              <table:table-cell office:value-type="float" office:value="44.124559157918">
                <text:p>44.124559157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668396688799">
                <text:p>0.024668396688799</text:p>
              </table:table-cell>
              <table:table-cell office:value-type="float" office:value="45.007971183225">
                <text:p>45.007971183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292741492378">
                <text:p>0.026292741492378</text:p>
              </table:table-cell>
              <table:table-cell office:value-type="float" office:value="45.757452804733">
                <text:p>45.757452804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914390592969">
                <text:p>0.027914390592969</text:p>
              </table:table-cell>
              <table:table-cell office:value-type="float" office:value="46.393519696561">
                <text:p>46.393519696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533441487357">
                <text:p>0.029533441487357</text:p>
              </table:table-cell>
              <table:table-cell office:value-type="float" office:value="46.933398634801">
                <text:p>46.933398634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149996562873">
                <text:p>0.031149996562873</text:p>
              </table:table-cell>
              <table:table-cell office:value-type="float" office:value="47.391782778833">
                <text:p>47.391782778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763867810378">
                <text:p>0.032763867810378</text:p>
              </table:table-cell>
              <table:table-cell office:value-type="float" office:value="47.781096351618">
                <text:p>47.7810963516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7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0.05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550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91cm" svg:y="0cm" chart:style-name="ch2">
          <text:p>exponential hardening, von mises stress vs ...</text:p>
        </chart:title>
        <chart:subtitle svg:x="5.947cm" svg:y="0.479cm" chart:style-name="ch3">
          <text:p>val0 = 100, val_res  = 500, rate = 100</text:p>
        </chart:subtitle>
        <chart:legend svg:x="13.896cm" svg:y="3.979cm" style:legend-expansion="custom" chartooo:width="2.032cm" chartooo:height="0.99cm" style:legend-expansion-aspect-ratio="2.05252525252525" chart:style-name="ch4"/>
        <chart:plot-area chart:style-name="ch5" table:cell-range-address="Sheet2.B1:Sheet2.B32 Sheet2.E1:Sheet2.E32 Sheet2.C1:Sheet2.C1" chart:data-source-has-labels="row" svg:x="0.398cm" svg:y="0.502cm" svg:width="13.776cm" svg:height="8.261cm">
          <chartooo:coordinate-region svg:x="1.125cm" svg:y="0.502cm" svg:width="12.769cm" svg:height="7.667cm"/>
          <chart:axis chart:dimension="x" chart:name="primary-x" chart:style-name="ch6"/>
          <chart:axis chart:dimension="y" chart:name="primary-y" chart:style-name="ch7"/>
          <chart:series chart:style-name="ch8" chart:values-cell-range-address="Sheet2.E1:Sheet2.E32" chart:label-cell-address="Sheet2.B1:Sheet2.B1" chart:class="chart:scatter">
            <chart:domain table:cell-range-address="Sheet2.B1:Sheet2.B32"/>
            <chart:data-point chart:repeated="32"/>
          </chart:series>
          <chart:series chart:style-name="ch9" chart:values-cell-range-address="Sheet2.E1:Sheet2.E32" chart:label-cell-address="Sheet2.C1:Sheet2.C1" chart:class="chart:scatter">
            <chart:domain table:cell-range-address="Sheet2.C1:Sheet2.C32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_pl_strain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ntnl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B1:Sheet2.B32</svg:desc>
                </draw:g>
              </table:table-cell>
              <table:table-cell office:value-type="float" office:value="NaN">
                <text:p>NaN</text:p>
                <draw:g>
                  <svg:desc>Sheet2.E1:Sheet2.E32</svg:desc>
                </draw:g>
              </table:table-cell>
              <table:table-cell office:value-type="float" office:value="NaN">
                <text:p>NaN</text:p>
                <draw:g>
                  <svg:desc>Sheet2.C1:Sheet2.C32</svg:desc>
                </draw:g>
              </table:table-cell>
              <table:table-cell office:value-type="float" office:value="NaN">
                <text:p>NaN</text:p>
                <draw:g>
                  <svg:desc>Sheet2.E1:Sheet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6486574980836">
                <text:p>0.0016486574980836</text:p>
              </table:table-cell>
              <table:table-cell office:value-type="float" office:value="100.71668499152">
                <text:p>100.71668499152</text:p>
              </table:table-cell>
              <table:table-cell office:value-type="float" office:value="0.0016149143500243">
                <text:p>0.0016149143500243</text:p>
              </table:table-cell>
              <table:table-cell office:value-type="float" office:value="100.71668499152">
                <text:p>100.71668499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013104134">
                <text:p>0.0033013104134</text:p>
              </table:table-cell>
              <table:table-cell office:value-type="float" office:value="160.17589728809">
                <text:p>160.17589728809</text:p>
              </table:table-cell>
              <table:table-cell office:value-type="float" office:value="0.0032477025605975">
                <text:p>0.0032477025605975</text:p>
              </table:table-cell>
              <table:table-cell office:value-type="float" office:value="160.17589728809">
                <text:p>160.17589728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525742105604">
                <text:p>0.0049525742105604</text:p>
              </table:table-cell>
              <table:table-cell office:value-type="float" office:value="211.30304552645">
                <text:p>211.30304552645</text:p>
              </table:table-cell>
              <table:table-cell office:value-type="float" office:value="0.0048818894303004">
                <text:p>0.0048818894303004</text:p>
              </table:table-cell>
              <table:table-cell office:value-type="float" office:value="211.30304552645">
                <text:p>211.30304552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6023401493426">
                <text:p>0.0066023401493426</text:p>
              </table:table-cell>
              <table:table-cell office:value-type="float" office:value="254.78039356956">
                <text:p>254.78039356956</text:p>
              </table:table-cell>
              <table:table-cell office:value-type="float" office:value="0.0065171402435578">
                <text:p>0.0065171402435578</text:p>
              </table:table-cell>
              <table:table-cell office:value-type="float" office:value="254.78039356956">
                <text:p>254.78039356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2504473894067">
                <text:p>0.0082504473894067</text:p>
              </table:table-cell>
              <table:table-cell office:value-type="float" office:value="291.73816342801">
                <text:p>291.73816342801</text:p>
              </table:table-cell>
              <table:table-cell office:value-type="float" office:value="0.0081529147781126">
                <text:p>0.0081529147781126</text:p>
              </table:table-cell>
              <table:table-cell office:value-type="float" office:value="291.73816342801">
                <text:p>291.73816342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8967416778918">
                <text:p>0.0098967416778918</text:p>
              </table:table-cell>
              <table:table-cell office:value-type="float" office:value="323.13949717109">
                <text:p>323.13949717109</text:p>
              </table:table-cell>
              <table:table-cell office:value-type="float" office:value="0.0097887354299663">
                <text:p>0.0097887354299663</text:p>
              </table:table-cell>
              <table:table-cell office:value-type="float" office:value="323.13949717109">
                <text:p>323.13949717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541096811825">
                <text:p>0.011541096811825</text:p>
              </table:table-cell>
              <table:table-cell office:value-type="float" office:value="349.81004241264">
                <text:p>349.81004241264</text:p>
              </table:table-cell>
              <table:table-cell office:value-type="float" office:value="0.011424198941563">
                <text:p>0.011424198941563</text:p>
              </table:table-cell>
              <table:table-cell office:value-type="float" office:value="349.81004241264">
                <text:p>349.81004241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183404887742">
                <text:p>0.013183404887742</text:p>
              </table:table-cell>
              <table:table-cell office:value-type="float" office:value="372.45641534156">
                <text:p>372.45641534156</text:p>
              </table:table-cell>
              <table:table-cell office:value-type="float" office:value="0.013058960452409">
                <text:p>0.013058960452409</text:p>
              </table:table-cell>
              <table:table-cell office:value-type="float" office:value="372.45641534156">
                <text:p>372.45641534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823576852969">
                <text:p>0.014823576852969</text:p>
              </table:table-cell>
              <table:table-cell office:value-type="float" office:value="391.68212529079">
                <text:p>391.68212529079</text:p>
              </table:table-cell>
              <table:table-cell office:value-type="float" office:value="0.014692728659882">
                <text:p>0.014692728659882</text:p>
              </table:table-cell>
              <table:table-cell office:value-type="float" office:value="391.68212529079">
                <text:p>391.68212529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461534539209">
                <text:p>0.016461534539209</text:p>
              </table:table-cell>
              <table:table-cell office:value-type="float" office:value="408.00185836116">
                <text:p>408.00185836116</text:p>
              </table:table-cell>
              <table:table-cell office:value-type="float" office:value="0.01632525301872">
                <text:p>0.01632525301872</text:p>
              </table:table-cell>
              <table:table-cell office:value-type="float" office:value="408.00185836116">
                <text:p>408.00185836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097214081262">
                <text:p>0.018097214081262</text:p>
              </table:table-cell>
              <table:table-cell office:value-type="float" office:value="421.8539351556">
                <text:p>421.8539351556</text:p>
              </table:table-cell>
              <table:table-cell office:value-type="float" office:value="0.017956322946544">
                <text:p>0.017956322946544</text:p>
              </table:table-cell>
              <table:table-cell office:value-type="float" office:value="421.8539351556">
                <text:p>421.8539351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730556030256">
                <text:p>0.019730556030256</text:p>
              </table:table-cell>
              <table:table-cell office:value-type="float" office:value="433.61129847223">
                <text:p>433.61129847223</text:p>
              </table:table-cell>
              <table:table-cell office:value-type="float" office:value="0.01958575422569">
                <text:p>0.01958575422569</text:p>
              </table:table-cell>
              <table:table-cell office:value-type="float" office:value="433.61129847223">
                <text:p>433.61129847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1361533256963">
                <text:p>0.021361533256963</text:p>
              </table:table-cell>
              <table:table-cell office:value-type="float" office:value="443.59094084705">
                <text:p>443.59094084705</text:p>
              </table:table-cell>
              <table:table-cell office:value-type="float" office:value="0.021213413732208">
                <text:p>0.021213413732208</text:p>
              </table:table-cell>
              <table:table-cell office:value-type="float" office:value="443.59094084705">
                <text:p>443.59094084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99009894693">
                <text:p>0.02299009894693</text:p>
              </table:table-cell>
              <table:table-cell office:value-type="float" office:value="452.0622692732">
                <text:p>452.0622692732</text:p>
              </table:table-cell>
              <table:table-cell office:value-type="float" office:value="0.022839164604586">
                <text:p>0.022839164604586</text:p>
              </table:table-cell>
              <table:table-cell office:value-type="float" office:value="452.0622692732">
                <text:p>452.0622692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616213877144">
                <text:p>0.024616213877144</text:p>
              </table:table-cell>
              <table:table-cell office:value-type="float" office:value="459.25386532236">
                <text:p>459.25386532236</text:p>
              </table:table-cell>
              <table:table-cell office:value-type="float" office:value="0.024462891252376">
                <text:p>0.024462891252376</text:p>
              </table:table-cell>
              <table:table-cell office:value-type="float" office:value="459.25386532236">
                <text:p>459.25386532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239869053466">
                <text:p>0.026239869053466</text:p>
              </table:table-cell>
              <table:table-cell office:value-type="float" office:value="465.35974384277">
                <text:p>465.35974384277</text:p>
              </table:table-cell>
              <table:table-cell office:value-type="float" office:value="0.026084519886125">
                <text:p>0.026084519886125</text:p>
              </table:table-cell>
              <table:table-cell office:value-type="float" office:value="465.35974384277">
                <text:p>465.3597438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861039932961">
                <text:p>0.027861039932961</text:p>
              </table:table-cell>
              <table:table-cell office:value-type="float" office:value="470.54459210544">
                <text:p>470.54459210544</text:p>
              </table:table-cell>
              <table:table-cell office:value-type="float" office:value="0.027703970984788">
                <text:p>0.027703970984788</text:p>
              </table:table-cell>
              <table:table-cell office:value-type="float" office:value="470.54459210544">
                <text:p>470.54459210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47971390546">
                <text:p>0.02947971390546</text:p>
              </table:table-cell>
              <table:table-cell office:value-type="float" office:value="474.94802395906">
                <text:p>474.94802395906</text:p>
              </table:table-cell>
              <table:table-cell office:value-type="float" office:value="0.029321185344898">
                <text:p>0.029321185344898</text:p>
              </table:table-cell>
              <table:table-cell office:value-type="float" office:value="474.94802395906">
                <text:p>474.94802395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095880549592">
                <text:p>0.031095880549592</text:p>
              </table:table-cell>
              <table:table-cell office:value-type="float" office:value="478.68846444224">
                <text:p>478.68846444224</text:p>
              </table:table-cell>
              <table:table-cell office:value-type="float" office:value="0.030936113036805">
                <text:p>0.030936113036805</text:p>
              </table:table-cell>
              <table:table-cell office:value-type="float" office:value="478.68846444224">
                <text:p>478.68846444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2709530997513">
                <text:p>0.032709530997513</text:p>
              </table:table-cell>
              <table:table-cell office:value-type="float" office:value="481.86633128868">
                <text:p>481.86633128868</text:p>
              </table:table-cell>
              <table:table-cell office:value-type="float" office:value="0.032548711702253">
                <text:p>0.032548711702253</text:p>
              </table:table-cell>
              <table:table-cell office:value-type="float" office:value="481.86633128868">
                <text:p>481.86633128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4320677046521">
                <text:p>0.034320677046521</text:p>
              </table:table-cell>
              <table:table-cell office:value-type="float" office:value="484.56677098448">
                <text:p>484.56677098448</text:p>
              </table:table-cell>
              <table:table-cell office:value-type="float" office:value="0.03415896474704">
                <text:p>0.03415896474704</text:p>
              </table:table-cell>
              <table:table-cell office:value-type="float" office:value="484.56677098448">
                <text:p>484.56677098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929293923515">
                <text:p>0.035929293923515</text:p>
              </table:table-cell>
              <table:table-cell office:value-type="float" office:value="486.86200838637">
                <text:p>486.86200838637</text:p>
              </table:table-cell>
              <table:table-cell office:value-type="float" office:value="0.03576682332984">
                <text:p>0.03576682332984</text:p>
              </table:table-cell>
              <table:table-cell office:value-type="float" office:value="486.86200838637">
                <text:p>486.86200838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7535383528573">
                <text:p>0.037535383528573</text:p>
              </table:table-cell>
              <table:table-cell office:value-type="float" office:value="488.81323642354">
                <text:p>488.81323642354</text:p>
              </table:table-cell>
              <table:table-cell office:value-type="float" office:value="0.037372268958246">
                <text:p>0.037372268958246</text:p>
              </table:table-cell>
              <table:table-cell office:value-type="float" office:value="488.81323642354">
                <text:p>488.81323642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138945594428">
                <text:p>0.039138945594428</text:p>
              </table:table-cell>
              <table:table-cell office:value-type="float" office:value="490.47238615823">
                <text:p>490.47238615823</text:p>
              </table:table-cell>
              <table:table-cell office:value-type="float" office:value="0.038975284065891">
                <text:p>0.038975284065891</text:p>
              </table:table-cell>
              <table:table-cell office:value-type="float" office:value="490.47238615823">
                <text:p>490.47238615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0739981052501">
                <text:p>0.040739981052501</text:p>
              </table:table-cell>
              <table:table-cell office:value-type="float" office:value="491.88349813376">
                <text:p>491.88349813376</text:p>
              </table:table-cell>
              <table:table-cell office:value-type="float" office:value="0.04057585491787">
                <text:p>0.04057585491787</text:p>
              </table:table-cell>
              <table:table-cell office:value-type="float" office:value="491.88349813376">
                <text:p>491.88349813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338491888958">
                <text:p>0.042338491888958</text:p>
              </table:table-cell>
              <table:table-cell office:value-type="float" office:value="493.08393016576">
                <text:p>493.08393016576</text:p>
              </table:table-cell>
              <table:table-cell office:value-type="float" office:value="0.042173971063119">
                <text:p>0.042173971063119</text:p>
              </table:table-cell>
              <table:table-cell office:value-type="float" office:value="493.08393016576">
                <text:p>493.08393016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934480988846">
                <text:p>0.043934480988846</text:p>
              </table:table-cell>
              <table:table-cell office:value-type="float" office:value="494.10537617099">
                <text:p>494.10537617099</text:p>
              </table:table-cell>
              <table:table-cell office:value-type="float" office:value="0.04376962483819">
                <text:p>0.04376962483819</text:p>
              </table:table-cell>
              <table:table-cell office:value-type="float" office:value="494.10537617099">
                <text:p>494.10537617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5527951995825">
                <text:p>0.045527951995825</text:p>
              </table:table-cell>
              <table:table-cell office:value-type="float" office:value="494.97472935576">
                <text:p>494.97472935576</text:p>
              </table:table-cell>
              <table:table-cell office:value-type="float" office:value="0.045362810938732">
                <text:p>0.045362810938732</text:p>
              </table:table-cell>
              <table:table-cell office:value-type="float" office:value="494.97472935576">
                <text:p>494.97472935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11890918586">
                <text:p>0.04711890918586</text:p>
              </table:table-cell>
              <table:table-cell office:value-type="float" office:value="495.7148134906">
                <text:p>495.7148134906</text:p>
              </table:table-cell>
              <table:table-cell office:value-type="float" office:value="0.046953526049041">
                <text:p>0.046953526049041</text:p>
              </table:table-cell>
              <table:table-cell office:value-type="float" office:value="495.7148134906">
                <text:p>495.7148134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8707357388187">
                <text:p>0.048707357388187</text:p>
              </table:table-cell>
              <table:table-cell office:value-type="float" office:value="496.3450023993">
                <text:p>496.3450023993</text:p>
              </table:table-cell>
              <table:table-cell office:value-type="float" office:value="0.048541768556265">
                <text:p>0.048541768556265</text:p>
              </table:table-cell>
              <table:table-cell office:value-type="float" office:value="496.3450023993">
                <text:p>496.34500239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7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0.0022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250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86cm" svg:y="0.104cm" chart:style-name="ch2">
          <text:p>constant hardening, von mises stress vs</text:p>
        </chart:title>
        <chart:subtitle svg:x="6.812cm" svg:y="0.562cm" chart:style-name="ch3">
          <text:p>yield_stress = 240</text:p>
        </chart:subtitle>
        <chart:legend svg:x="13.967cm" svg:y="4.005cm" style:legend-expansion="custom" chartooo:width="2.032cm" chartooo:height="0.99cm" style:legend-expansion-aspect-ratio="2.05252525252525" chart:style-name="ch4"/>
        <chart:plot-area chart:style-name="ch5" table:cell-range-address="Sheet5.B2:Sheet5.B22 Sheet5.E2:Sheet5.E22 Sheet5.C2:Sheet5.C2" chart:data-source-has-labels="row" svg:x="0.399cm" svg:y="0.806cm" svg:width="13.371cm" svg:height="7.959cm">
          <chartooo:coordinate-region svg:x="1.126cm" svg:y="0.979cm" svg:width="12.644cm" svg:height="7.192cm"/>
          <chart:axis chart:dimension="x" chart:name="primary-x" chart:style-name="ch6"/>
          <chart:axis chart:dimension="y" chart:name="primary-y" chart:style-name="ch7"/>
          <chart:series chart:style-name="ch8" chart:values-cell-range-address="Sheet5.E2:Sheet5.E22" chart:label-cell-address="Sheet5.B2:Sheet5.B2" chart:class="chart:scatter">
            <chart:domain table:cell-range-address="Sheet5.B2:Sheet5.B22"/>
            <chart:data-point chart:repeated="21"/>
          </chart:series>
          <chart:series chart:style-name="ch9" chart:values-cell-range-address="Sheet5.E2:Sheet5.E22" chart:label-cell-address="Sheet5.C2:Sheet5.C2" chart:class="chart:scatter">
            <chart:domain table:cell-range-address="Sheet5.C2:Sheet5.C22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_pl_strain</text:p>
                <draw:g>
                  <svg:desc>Sheet5.B2:Sheet5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ntnl</text:p>
                <draw:g>
                  <svg:desc>Sheet5.C2:Sheet5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5.B2:Sheet5.B22</svg:desc>
                </draw:g>
              </table:table-cell>
              <table:table-cell office:value-type="float" office:value="NaN">
                <text:p>NaN</text:p>
                <draw:g>
                  <svg:desc>Sheet5.E2:Sheet5.E22</svg:desc>
                </draw:g>
              </table:table-cell>
              <table:table-cell office:value-type="float" office:value="NaN">
                <text:p>NaN</text:p>
                <draw:g>
                  <svg:desc>Sheet5.C2:Sheet5.C22</svg:desc>
                </draw:g>
              </table:table-cell>
              <table:table-cell office:value-type="float" office:value="NaN">
                <text:p>NaN</text:p>
                <draw:g>
                  <svg:desc>Sheet5.E2:Sheet5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.997074348366">
                <text:p>34.997074348366</text:p>
              </table:table-cell>
              <table:table-cell office:value-type="float" office:value="0">
                <text:p>0</text:p>
              </table:table-cell>
              <table:table-cell office:value-type="float" office:value="34.997074348366">
                <text:p>34.997074348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9.988317323329">
                <text:p>69.988317323329</text:p>
              </table:table-cell>
              <table:table-cell office:value-type="float" office:value="0">
                <text:p>0</text:p>
              </table:table-cell>
              <table:table-cell office:value-type="float" office:value="69.988317323329">
                <text:p>69.988317323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4.97373085353">
                <text:p>104.97373085353</text:p>
              </table:table-cell>
              <table:table-cell office:value-type="float" office:value="0">
                <text:p>0</text:p>
              </table:table-cell>
              <table:table-cell office:value-type="float" office:value="104.97373085353">
                <text:p>104.9737308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9.9533168816">
                <text:p>139.9533168816</text:p>
              </table:table-cell>
              <table:table-cell office:value-type="float" office:value="0">
                <text:p>0</text:p>
              </table:table-cell>
              <table:table-cell office:value-type="float" office:value="139.9533168816">
                <text:p>139.9533168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.92707721575">
                <text:p>174.92707721575</text:p>
              </table:table-cell>
              <table:table-cell office:value-type="float" office:value="0">
                <text:p>0</text:p>
              </table:table-cell>
              <table:table-cell office:value-type="float" office:value="174.92707721575">
                <text:p>174.9270772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9.89502442842">
                <text:p>209.89502442842</text:p>
              </table:table-cell>
              <table:table-cell office:value-type="float" office:value="0">
                <text:p>0</text:p>
              </table:table-cell>
              <table:table-cell office:value-type="float" office:value="209.89502442842">
                <text:p>209.89502442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3128704573386">
                <text:p>0.000023128704573386</text:p>
              </table:table-cell>
              <table:table-cell office:value-type="float" office:value="240">
                <text:p>240</text:p>
              </table:table-cell>
              <table:table-cell office:value-type="float" office:value="0.000023129179828559">
                <text:p>0.0000231291798285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8958767538314">
                <text:p>0.00018958767538314</text:p>
              </table:table-cell>
              <table:table-cell office:value-type="float" office:value="240">
                <text:p>240</text:p>
              </table:table-cell>
              <table:table-cell office:value-type="float" office:value="0.00018958777779081">
                <text:p>0.000189587777790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5601854754208">
                <text:p>0.00035601854754208</text:p>
              </table:table-cell>
              <table:table-cell office:value-type="float" office:value="240">
                <text:p>240</text:p>
              </table:table-cell>
              <table:table-cell office:value-type="float" office:value="0.00035601866158151">
                <text:p>0.000356018661581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2242172499131">
                <text:p>0.00052242172499131</text:p>
              </table:table-cell>
              <table:table-cell office:value-type="float" office:value="240">
                <text:p>240</text:p>
              </table:table-cell>
              <table:table-cell office:value-type="float" office:value="0.00052242185074321">
                <text:p>0.000522421850743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8879721693451">
                <text:p>0.00068879721693451</text:p>
              </table:table-cell>
              <table:table-cell office:value-type="float" office:value="240">
                <text:p>240</text:p>
              </table:table-cell>
              <table:table-cell office:value-type="float" office:value="0.00068879735449351">
                <text:p>0.000688797354493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85514503257401">
                <text:p>0.00085514503257401</text:p>
              </table:table-cell>
              <table:table-cell office:value-type="float" office:value="240">
                <text:p>240</text:p>
              </table:table-cell>
              <table:table-cell office:value-type="float" office:value="0.00085514518204109">
                <text:p>0.000855145182041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214651811113">
                <text:p>0.0010214651811113</text:p>
              </table:table-cell>
              <table:table-cell office:value-type="float" office:value="240">
                <text:p>240</text:p>
              </table:table-cell>
              <table:table-cell office:value-type="float" office:value="0.0010214653425938">
                <text:p>0.00102146534259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877576717163">
                <text:p>0.0011877576717163</text:p>
              </table:table-cell>
              <table:table-cell office:value-type="float" office:value="240">
                <text:p>240</text:p>
              </table:table-cell>
              <table:table-cell office:value-type="float" office:value="0.001187757845354">
                <text:p>0.0011877578453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3540225135936">
                <text:p>0.0013540225135936</text:p>
              </table:table-cell>
              <table:table-cell office:value-type="float" office:value="240">
                <text:p>240</text:p>
              </table:table-cell>
              <table:table-cell office:value-type="float" office:value="0.0013540226995151">
                <text:p>0.00135402269951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202597159248">
                <text:p>0.0015202597159248</text:p>
              </table:table-cell>
              <table:table-cell office:value-type="float" office:value="240">
                <text:p>240</text:p>
              </table:table-cell>
              <table:table-cell office:value-type="float" office:value="0.0015202599142733">
                <text:p>0.00152025991427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864692878848">
                <text:p>0.0016864692878848</text:p>
              </table:table-cell>
              <table:table-cell office:value-type="float" office:value="240">
                <text:p>240</text:p>
              </table:table-cell>
              <table:table-cell office:value-type="float" office:value="0.0016864694988164">
                <text:p>0.00168646949881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8526512386456">
                <text:p>0.0018526512386456</text:p>
              </table:table-cell>
              <table:table-cell office:value-type="float" office:value="240">
                <text:p>240</text:p>
              </table:table-cell>
              <table:table-cell office:value-type="float" office:value="0.0018526514623254">
                <text:p>0.00185265146232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0188055773985">
                <text:p>0.0020188055773985</text:p>
              </table:table-cell>
              <table:table-cell office:value-type="float" office:value="240">
                <text:p>240</text:p>
              </table:table-cell>
              <table:table-cell office:value-type="float" office:value="0.0020188058139795">
                <text:p>0.0020188058139795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